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.34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163cm"/>
    </style:style>
    <style:style style:name="co5" style:family="table-column">
      <style:table-column-properties fo:break-before="auto" style:column-width="5.362cm"/>
    </style:style>
    <style:style style:name="co6" style:family="table-column">
      <style:table-column-properties fo:break-before="auto" style:column-width="4.833cm"/>
    </style:style>
    <style:style style:name="co7" style:family="table-column">
      <style:table-column-properties fo:break-before="auto" style:column-width="6.844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893cm"/>
    </style:style>
    <style:style style:name="co10" style:family="table-column">
      <style:table-column-properties fo:break-before="auto" style:column-width="4.022cm"/>
    </style:style>
    <style:style style:name="co11" style:family="table-column">
      <style:table-column-properties fo:break-before="auto" style:column-width="1.446cm"/>
    </style:style>
    <style:style style:name="co12" style:family="table-column">
      <style:table-column-properties fo:break-before="auto" style:column-width="6.719cm"/>
    </style:style>
    <style:style style:name="co13" style:family="table-column">
      <style:table-column-properties fo:break-before="auto" style:column-width="2.787cm"/>
    </style:style>
    <style:style style:name="co14" style:family="table-column">
      <style:table-column-properties fo:break-before="auto" style:column-width="3.986cm"/>
    </style:style>
    <style:style style:name="co15" style:family="table-column">
      <style:table-column-properties fo:break-before="auto" style:column-width="1.517cm"/>
    </style:style>
    <style:style style:name="co16" style:family="table-column">
      <style:table-column-properties fo:break-before="auto" style:column-width="3.069cm"/>
    </style:style>
    <style:style style:name="ro4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9cm" fo:break-before="auto" style:use-optimal-row-height="true"/>
    </style:style>
    <style:style style:name="ro3" style:family="table-row">
      <style:table-row-properties style:row-height="2.196cm" fo:break-before="auto" style:use-optimal-row-height="false"/>
    </style:style>
    <style:style style:name="ro4" style:family="table-row">
      <style:table-row-properties style:row-height="2.584cm" fo:break-before="auto" style:use-optimal-row-height="false"/>
    </style:style>
    <style:style style:name="ro5" style:family="table-row">
      <style:table-row-properties style:row-height="3.254cm" fo:break-before="auto" style:use-optimal-row-height="fals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1.138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1.693cm" fo:break-before="auto" style:use-optimal-row-height="false"/>
    </style:style>
    <style:style style:name="ro10" style:family="table-row">
      <style:table-row-properties style:row-height="1.614cm" fo:break-before="auto" style:use-optimal-row-height="false"/>
    </style:style>
    <style:style style:name="ro11" style:family="table-row">
      <style:table-row-properties style:row-height="2.17cm" fo:break-before="auto" style:use-optimal-row-height="false"/>
    </style:style>
    <style:style style:name="ro12" style:family="table-row">
      <style:table-row-properties style:row-height="1.111cm" fo:break-before="auto" style:use-optimal-row-height="false"/>
    </style:style>
    <style:style style:name="ro13" style:family="table-row">
      <style:table-row-properties style:row-height="3.731cm" fo:break-before="auto" style:use-optimal-row-height="false"/>
    </style:style>
    <style:style style:name="ro14" style:family="table-row">
      <style:table-row-properties style:row-height="3.704cm" fo:break-before="auto" style:use-optimal-row-height="false"/>
    </style:style>
    <style:style style:name="ro15" style:family="table-row">
      <style:table-row-properties style:row-height="2.223cm" fo:break-before="auto" style:use-optimal-row-height="false"/>
    </style:style>
    <style:style style:name="ro16" style:family="table-row">
      <style:table-row-properties style:row-height="2.699cm" fo:break-before="auto" style:use-optimal-row-height="false"/>
    </style:style>
    <style:style style:name="ro17" style:family="table-row">
      <style:table-row-properties style:row-height="0.688cm" fo:break-before="auto" style:use-optimal-row-height="false"/>
    </style:style>
    <style:style style:name="ro18" style:family="table-row">
      <style:table-row-properties style:row-height="1.667cm" fo:break-before="auto" style:use-optimal-row-height="false"/>
    </style:style>
    <style:style style:name="ro19" style:family="table-row">
      <style:table-row-properties style:row-height="1.032cm" fo:break-before="auto" style:use-optimal-row-height="false"/>
    </style:style>
    <style:style style:name="ro20" style:family="table-row">
      <style:table-row-properties style:row-height="0.609cm" fo:break-before="auto" style:use-optimal-row-height="false"/>
    </style:style>
    <style:style style:name="ro21" style:family="table-row">
      <style:table-row-properties style:row-height="2.143cm" fo:break-before="auto" style:use-optimal-row-height="false"/>
    </style:style>
    <style:style style:name="ro22" style:family="table-row">
      <style:table-row-properties style:row-height="1.72cm" fo:break-before="auto" style:use-optimal-row-height="false"/>
    </style:style>
    <style:style style:name="ro23" style:family="table-row">
      <style:table-row-properties style:row-height="1.164cm" fo:break-before="auto" style:use-optimal-row-height="false"/>
    </style:style>
    <style:style style:name="ro24" style:family="table-row">
      <style:table-row-properties style:row-height="1.058cm" fo:break-before="auto" style:use-optimal-row-height="false"/>
    </style:style>
    <style:style style:name="ro25" style:family="table-row">
      <style:table-row-properties style:row-height="2.646cm" fo:break-before="auto" style:use-optimal-row-height="false"/>
    </style:style>
    <style:style style:name="ro26" style:family="table-row">
      <style:table-row-properties style:row-height="1.446cm" fo:break-before="auto" style:use-optimal-row-height="true"/>
    </style:style>
    <style:style style:name="ro27" style:family="table-row">
      <style:table-row-properties style:row-height="1.894cm" fo:break-before="auto" style:use-optimal-row-height="true"/>
    </style:style>
    <style:style style:name="ro28" style:family="table-row">
      <style:table-row-properties style:row-height="3.784cm" fo:break-before="auto" style:use-optimal-row-height="false"/>
    </style:style>
    <style:style style:name="ro29" style:family="table-row">
      <style:table-row-properties style:row-height="2.342cm" fo:break-before="auto" style:use-optimal-row-height="tru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2.117cm" fo:break-before="auto" style:use-optimal-row-height="false"/>
    </style:style>
    <style:style style:name="ro33" style:family="table-row">
      <style:table-row-properties style:row-height="2.752cm" fo:break-before="auto" style:use-optimal-row-height="false"/>
    </style:style>
    <style:style style:name="ro34" style:family="table-row">
      <style:table-row-properties style:row-height="1.64cm" fo:break-before="auto" style:use-optimal-row-height="false"/>
    </style:style>
    <style:style style:name="ro35" style:family="table-row">
      <style:table-row-properties style:row-height="1.085cm" fo:break-before="auto" style:use-optimal-row-height="false"/>
    </style:style>
    <style:style style:name="ro36" style:family="table-row">
      <style:table-row-properties style:row-height="2.672cm" fo:break-before="auto" style:use-optimal-row-height="false"/>
    </style:style>
    <style:style style:name="ro37" style:family="table-row">
      <style:table-row-properties style:row-height="2.725cm" fo:break-before="auto" style:use-optimal-row-height="false"/>
    </style:style>
    <style:style style:name="ro38" style:family="table-row">
      <style:table-row-properties style:row-height="0.452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 style:data-style-name="N11">
      <style:table-cell-properties style:glyph-orientation-vertical="0" fo:background-color="#ffcc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1">
      <style:table-cell-properties style:glyph-orientation-vertical="0" fo:background-color="#ffcc99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37" style:family="table-cell" style:parent-style-name="Default" style:data-style-name="N11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007" table:default-cell-style-name="ce2"/>
        <table:table-row table:style-name="ro2">
          <table:table-cell table:style-name="ce1" table:number-columns-repeated="2"/>
          <table:table-cell table:style-name="ce4" office:value-type="string" table:number-columns-spanned="15" table:number-rows-spanned="1">
            <text:p>Módulo fuente alimentación</text:p>
          </table:table-cell>
          <table:covered-table-cell table:number-columns-repeated="14" table:style-name="ce15"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style-name="ce1" table:number-columns-repeated="1007"/>
        </table:table-row>
        <table:table-row table:style-name="ro4">
          <table:table-cell table:style-name="ce1" table:number-columns-repeated="2"/>
          <table:table-cell table:style-name="ce6" office:value-type="string" table:number-columns-spanned="1" table:number-rows-spanned="36">
            <text:p>1. Provee de tensión y corriente continua a los <text:s/>capacitores</text:p>
          </table:table-cell>
          <table:table-cell table:style-name="ce6" office:value-type="string" table:number-columns-spanned="1" table:number-rows-spanned="3">
            <text:p>Corte en el suministro de tensión</text:p>
          </table:table-cell>
          <table:table-cell table:style-name="ce16" office:value-type="string">
            <text:p>Falla en la alimentación de linea</text:p>
          </table:table-cell>
          <table:table-cell table:style-name="ce19" office:value-type="string">
            <text:p>No se produce la carga de los capacitores</text:p>
          </table:table-cell>
          <table:table-cell table:style-name="ce19" office:value-type="string">
            <text:p>En caso de apargarse la luz, los capacitores pueden haber quedado cargados.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7">
            <text:p>7</text:p>
          </table:table-cell>
          <table:table-cell table:style-name="ce30" table:formula="of:=[.H3]*[.I3]*[.J3]" office:value-type="float" office:value="196">
            <text:p>196</text:p>
          </table:table-cell>
          <table:table-cell table:style-name="ce19" office:value-type="string">
            <text:p>En caso de apagarse la luz de tensión y el sensado de la misma, los capacitores se descargarán hace el banco de resistencias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5">
            <text:p>5</text:p>
          </table:table-cell>
          <table:table-cell table:style-name="ce30" table:formula="of:=[.M3]*[.N3]*[.O3]" office:value-type="float" office:value="45">
            <text:p>45</text:p>
          </table:table-cell>
          <table:table-cell table:style-name="ce35" table:formula="of:=([.K3]-[.P3])/[.K3]" office:value-type="percentage" office:value="0.770408163265306">
            <text:p>77,04%</text:p>
          </table:table-cell>
          <table:table-cell table:style-name="ce38" table:number-columns-repeated="16"/>
          <table:table-cell table:style-name="ce1" table:number-columns-repeated="991"/>
        </table:table-row>
        <table:table-row table:style-name="ro5">
          <table:table-cell table:number-columns-repeated="2"/>
          <table:covered-table-cell table:number-columns-repeated="2" table:style-name="ce6"/>
          <table:table-cell table:style-name="ce17" office:value-type="string">
            <text:p>Falla en el balastro</text:p>
          </table:table-cell>
          <table:table-cell table:style-name="ce19" office:value-type="string">
            <text:p>No se produce la carga de los capacitores</text:p>
          </table:table-cell>
          <table:table-cell table:style-name="ce21" office:value-type="string">
            <text:p>Capacitores no se cargarán, el </text:p>
            <text:p>sensado de la tensión de entrada</text:p>
            <text:p>Estará en 0 V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4]*[.I4]*[.J4]" office:value-type="float" office:value="90">
            <text:p>90</text:p>
          </table:table-cell>
          <table:table-cell table:style-name="ce12" office:value-type="string">
            <text:p>Los capacitores no se cargarán. Para detectar mediante software/hardware que esto ha sucedido, se medirá la tensión de la salida de la fuente y existirá un timeout con este fin.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31" table:formula="of:=[.M4]*[.N4]*[.O4]" office:value-type="float" office:value="20">
            <text:p>20</text:p>
          </table:table-cell>
          <table:table-cell table:style-name="ce36" table:formula="of:=([.K4]-[.P4])/[.K4]" office:value-type="percentage" office:value="0.777777777777778">
            <text:p>77,78%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number-columns-repeated="2" table:style-name="ce6"/>
          <table:table-cell table:style-name="ce12" office:value-type="string">
            <text:p>Falla en el contactor 1</text:p>
            <text:p>(contactor de carga)</text:p>
          </table:table-cell>
          <table:table-cell table:style-name="ce12" office:value-type="string">
            <text:p>No cierran sus contactos</text:p>
          </table:table-cell>
          <table:table-cell table:style-name="ce12" office:value-type="string">
            <text:p>Capacitores no cargarán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31" table:formula="of:=[.H5]*[.I5]*[.J5]" office:value-type="float" office:value="36">
            <text:p>36</text:p>
          </table:table-cell>
          <table:table-cell table:style-name="ce12"/>
          <table:table-cell table:number-columns-repeated="2"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31" table:formula="of:=[.M5]*[.N5]*[.O5]" office:value-type="float" office:value="36">
            <text:p>36</text:p>
          </table:table-cell>
          <table:table-cell table:style-name="ce36" table:formula="of:=([.K5]-[.P5])/[.K5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6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7">
          <table:table-cell table:number-columns-repeated="2"/>
          <table:covered-table-cell table:style-name="ce6"/>
          <table:table-cell table:style-name="ce12" office:value-type="string" table:number-columns-spanned="1" table:number-rows-spanned="15">
            <text:p>Aumento de tensión a la salida</text:p>
          </table:table-cell>
          <table:table-cell table:style-name="ce12" office:value-type="string" table:number-columns-spanned="1" table:number-rows-spanned="5">
            <text:p>Error en el tipo de regulador (voltaje erroneo)</text:p>
          </table:table-cell>
          <table:table-cell table:style-name="ce12" office:value-type="string">
            <text:p>Daño al microprocesador</text:p>
          </table:table-cell>
          <table:table-cell table:style-name="ce9" office:value-type="string" table:number-columns-spanned="1" table:number-rows-spanned="5">
            <text:p>Simulación eléctrica del circuito. Chequeo con las hojas de datos del fabricante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H7]*[.I7]*[.J7]" office:value-type="float" office:value="32">
            <text:p>32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M7]*[.N7]*[.O7]" office:value-type="float" office:value="32">
            <text:p>32</text:p>
          </table:table-cell>
          <table:table-cell table:style-name="ce36" table:formula="of:=([.K7]-[.P7])/[.K7]" office:value-type="percentage" office:value="0">
            <text:p>0,00%</text:p>
          </table:table-cell>
          <table:table-cell table:number-columns-repeated="1007"/>
        </table:table-row>
        <table:table-row table:style-name="ro8">
          <table:table-cell table:number-columns-repeated="2"/>
          <table:covered-table-cell table:style-name="ce6"/>
          <table:covered-table-cell table:number-columns-repeated="2" table:style-name="ce12"/>
          <table:table-cell table:style-name="ce12" office:value-type="string">
            <text:p>Daño a los sensores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8]*[.I8]*[.J8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8]*[.N8]*[.O8]" office:value-type="float" office:value="24">
            <text:p>24</text:p>
          </table:table-cell>
          <table:table-cell table:style-name="ce36" table:formula="of:=([.K8]-[.P8])/[.K8]" office:value-type="percentage" office:value="0">
            <text:p>0,00%</text:p>
          </table:table-cell>
          <table:table-cell table:number-columns-repeated="1007"/>
        </table:table-row>
        <table:table-row table:style-name="ro9">
          <table:table-cell table:number-columns-repeated="2"/>
          <table:covered-table-cell table:style-name="ce6"/>
          <table:covered-table-cell table:number-columns-repeated="2" table:style-name="ce12"/>
          <table:table-cell table:style-name="ce12" office:value-type="string">
            <text:p>Daño a componentes externos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9]*[.I9]*[.J9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9]*[.N9]*[.O9]" office:value-type="float" office:value="24">
            <text:p>24</text:p>
          </table:table-cell>
          <table:table-cell table:style-name="ce36" table:formula="of:=([.K9]-[.P9])/[.K9]" office:value-type="percentage" office:value="0">
            <text:p>0,00%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style-name="ce6"/>
          <table:covered-table-cell table:number-columns-repeated="2" table:style-name="ce12"/>
          <table:table-cell table:style-name="ce12" office:value-type="string">
            <text:p>Lectura erronea de los sensores. (Falla en las referencias de tensión)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31" table:formula="of:=[.H10]*[.I10]*[.J10]" office:value-type="float" office:value="20">
            <text:p>2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31" table:formula="of:=[.M10]*[.N10]*[.O10]" office:value-type="float" office:value="20">
            <text:p>20</text:p>
          </table:table-cell>
          <table:table-cell table:style-name="ce36" table:formula="of:=([.K10]-[.P10])/[.K10]" office:value-type="percentage" office:value="0">
            <text:p>0,00%</text:p>
          </table:table-cell>
          <table:table-cell table:number-columns-repeated="1007"/>
        </table:table-row>
        <table:table-row table:style-name="ro7">
          <table:table-cell table:number-columns-repeated="2"/>
          <table:covered-table-cell table:style-name="ce6"/>
          <table:covered-table-cell table:number-columns-repeated="2" table:style-name="ce12"/>
          <table:table-cell table:style-name="ce12" office:value-type="string">
            <text:p>Mal funcionamiento del microprocesador.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31" table:formula="of:=[.H11]*[.I11]*[.J11]" office:value-type="float" office:value="16">
            <text:p>1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31" table:formula="of:=[.M11]*[.N11]*[.O11]" office:value-type="float" office:value="16">
            <text:p>16</text:p>
          </table:table-cell>
          <table:table-cell table:style-name="ce36" table:formula="of:=([.K11]-[.P11])/[.K11]" office:value-type="percentage" office:value="0">
            <text:p>0,00%</text:p>
          </table:table-cell>
          <table:table-cell table:number-columns-repeated="1007"/>
        </table:table-row>
        <table:table-row table:style-name="ro7">
          <table:table-cell table:number-columns-repeated="2"/>
          <table:covered-table-cell table:style-name="ce6"/>
          <table:covered-table-cell table:style-name="ce12"/>
          <table:table-cell table:style-name="ce6" office:value-type="string" table:number-columns-spanned="1" table:number-rows-spanned="5">
            <text:p>Corto circuito con un regulador de mayor tensión por error de ruteo</text:p>
          </table:table-cell>
          <table:table-cell table:style-name="ce12" office:value-type="string">
            <text:p>Daño al microprocesador</text:p>
          </table:table-cell>
          <table:table-cell table:style-name="ce9" office:value-type="string" table:number-columns-spanned="1" table:number-rows-spanned="5">
            <text:p>Uso de software con chequeo de conexione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H12]*[.I12]*[.J12]" office:value-type="float" office:value="32">
            <text:p>32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M12]*[.N12]*[.O12]" office:value-type="float" office:value="32">
            <text:p>32</text:p>
          </table:table-cell>
          <table:table-cell table:style-name="ce36" table:formula="of:=([.K12]-[.P12])/[.K12]" office:value-type="percentage" office:value="0">
            <text:p>0,00%</text:p>
          </table:table-cell>
          <table:table-cell table:number-columns-repeated="1007"/>
        </table:table-row>
        <table:table-row table:style-name="ro8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los sensores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3]*[.I13]*[.J13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3]*[.N13]*[.O13]" office:value-type="float" office:value="24">
            <text:p>24</text:p>
          </table:table-cell>
          <table:table-cell table:style-name="ce36" table:formula="of:=([.K13]-[.P13])/[.K13]" office:value-type="percentage" office:value="0">
            <text:p>0,00%</text:p>
          </table:table-cell>
          <table:table-cell table:number-columns-repeated="1007"/>
        </table:table-row>
        <table:table-row table:style-name="ro10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componentes externos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4]*[.I14]*[.J14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4]*[.N14]*[.O14]" office:value-type="float" office:value="24">
            <text:p>24</text:p>
          </table:table-cell>
          <table:table-cell table:style-name="ce36" table:formula="of:=([.K14]-[.P14])/[.K14]" office:value-type="percentage" office:value="0">
            <text:p>0,00%</text:p>
          </table:table-cell>
          <table:table-cell table:number-columns-repeated="1007"/>
        </table:table-row>
        <table:table-row table:style-name="ro11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Lectura erronea de los sensores. (Falla en las referencias de tensión)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31" table:formula="of:=[.H15]*[.I15]*[.J15]" office:value-type="float" office:value="20">
            <text:p>2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31" table:formula="of:=[.M15]*[.N15]*[.O15]" office:value-type="float" office:value="20">
            <text:p>20</text:p>
          </table:table-cell>
          <table:table-cell table:style-name="ce36" table:formula="of:=([.K15]-[.P15])/[.K15]" office:value-type="percentage" office:value="0">
            <text:p>0,00%</text:p>
          </table:table-cell>
          <table:table-cell table:number-columns-repeated="1007"/>
        </table:table-row>
        <table:table-row table:style-name="ro12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Mal funcionamiento del microprocesador.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31" table:formula="of:=[.H16]*[.I16]*[.J16]" office:value-type="float" office:value="16">
            <text:p>1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31" table:formula="of:=[.M16]*[.N16]*[.O16]" office:value-type="float" office:value="16">
            <text:p>16</text:p>
          </table:table-cell>
          <table:table-cell table:style-name="ce36" table:formula="of:=([.K16]-[.P16])/[.K16]" office:value-type="percentage" office:value="0">
            <text:p>0,00%</text:p>
          </table:table-cell>
          <table:table-cell table:number-columns-repeated="1007"/>
        </table:table-row>
        <table:table-row table:style-name="ro13">
          <table:table-cell table:number-columns-repeated="2"/>
          <table:covered-table-cell table:style-name="ce6"/>
          <table:covered-table-cell table:style-name="ce12"/>
          <table:table-cell table:style-name="ce6" office:value-type="string" table:number-columns-spanned="1" table:number-rows-spanned="5">
            <text:p>Corto circuito con un regulador de mayor tensión (pistas muy cercanas)</text:p>
          </table:table-cell>
          <table:table-cell table:style-name="ce12" office:value-type="string">
            <text:p>Daño al microprocesador</text:p>
          </table:table-cell>
          <table:table-cell table:style-name="ce9" office:value-type="string" table:number-columns-spanned="1" table:number-rows-spanned="5">
            <text:p>Utilización de reglas de ruteo (clearence minimo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H17]*[.I17]*[.J17]" office:value-type="float" office:value="120">
            <text:p>120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M17]*[.N17]*[.O17]" office:value-type="float" office:value="32">
            <text:p>32</text:p>
          </table:table-cell>
          <table:table-cell table:style-name="ce36" table:formula="of:=([.K17]-[.P17])/[.K17]" office:value-type="percentage" office:value="0.733333333333333">
            <text:p>73,33%</text:p>
          </table:table-cell>
          <table:table-cell table:number-columns-repeated="1007"/>
        </table:table-row>
        <table:table-row table:style-name="ro14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los sensores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18]*[.I18]*[.J18]" office:value-type="float" office:value="90">
            <text:p>90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8]*[.N18]*[.O18]" office:value-type="float" office:value="24">
            <text:p>24</text:p>
          </table:table-cell>
          <table:table-cell table:style-name="ce36" table:formula="of:=([.K18]-[.P18])/[.K18]" office:value-type="percentage" office:value="0.733333333333333">
            <text:p>73,33%</text:p>
          </table:table-cell>
          <table:table-cell table:number-columns-repeated="1007"/>
        </table:table-row>
        <table:table-row table:style-name="ro13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componentes externos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19]*[.I19]*[.J19]" office:value-type="float" office:value="90">
            <text:p>90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9]*[.N19]*[.O19]" office:value-type="float" office:value="24">
            <text:p>24</text:p>
          </table:table-cell>
          <table:table-cell table:style-name="ce36" table:formula="of:=([.K19]-[.P19])/[.K19]" office:value-type="percentage" office:value="0.733333333333333">
            <text:p>73,33%</text:p>
          </table:table-cell>
          <table:table-cell table:number-columns-repeated="1007"/>
        </table:table-row>
        <table:table-row table:style-name="ro15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Lectura erronea de los sensores. (Falla en las referencias de tensión)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20]*[.I20]*[.J20]" office:value-type="float" office:value="75">
            <text:p>75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20]*[.N20]*[.O20]" office:value-type="float" office:value="75">
            <text:p>75</text:p>
          </table:table-cell>
          <table:table-cell table:style-name="ce36" table:formula="of:=([.K20]-[.P20])/[.K20]" office:value-type="percentage" office:value="0">
            <text:p>0,00%</text:p>
          </table:table-cell>
          <table:table-cell table:number-columns-repeated="1007"/>
        </table:table-row>
        <table:table-row table:style-name="ro12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Mal funcionamiento del microprocesador.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31" table:formula="of:=[.H21]*[.I21]*[.J21]" office:value-type="float" office:value="60">
            <text:p>60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31" table:formula="of:=[.M21]*[.N21]*[.O21]" office:value-type="float" office:value="60">
            <text:p>60</text:p>
          </table:table-cell>
          <table:table-cell table:style-name="ce36" table:formula="of:=([.K21]-[.P21])/[.K2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6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16">
          <table:table-cell table:number-columns-repeated="2"/>
          <table:covered-table-cell table:style-name="ce6"/>
          <table:table-cell table:style-name="ce12" office:value-type="string" table:number-columns-spanned="1" table:number-rows-spanned="15">
            <text:p>Oscilaciones a la salida</text:p>
          </table:table-cell>
          <table:table-cell table:style-name="ce6" office:value-type="string" table:number-columns-spanned="1" table:number-rows-spanned="5">
            <text:p>Error al dimensionar las inductancias parasitas del circuito</text:p>
          </table:table-cell>
          <table:table-cell table:style-name="ce12" office:value-type="string">
            <text:p>Daño al microprocesador</text:p>
          </table:table-cell>
          <table:table-cell table:style-name="ce22" office:value-type="string" table:number-columns-spanned="1" table:number-rows-spanned="5">
            <text:p>Simulación de transitorios luego del ruteo de la placa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">
            <text:p>6</text:p>
          </table:table-cell>
          <table:table-cell table:style-name="ce31" table:formula="of:=[.H23]*[.I23]*[.J23]" office:value-type="float" office:value="96">
            <text:p>96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M23]*[.N23]*[.O23]" office:value-type="float" office:value="80">
            <text:p>80</text:p>
          </table:table-cell>
          <table:table-cell table:style-name="ce36" table:formula="of:=([.K23]-[.P23])/[.K23]" office:value-type="percentage" office:value="0.166666666666667">
            <text:p>16,67%</text:p>
          </table:table-cell>
          <table:table-cell table:number-columns-repeated="1007"/>
        </table:table-row>
        <table:table-row table:style-name="ro17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los sensores</text:p>
          </table:table-cell>
          <table:covered-table-cell table:style-name="ce22"/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24]*[.I24]*[.J24]" office:value-type="float" office:value="72">
            <text:p>72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M24]*[.N24]*[.O24]" office:value-type="float" office:value="72">
            <text:p>72</text:p>
          </table:table-cell>
          <table:table-cell table:style-name="ce36" table:formula="of:=([.K24]-[.P24])/[.K24]" office:value-type="percentage" office:value="0">
            <text:p>0,00%</text:p>
          </table:table-cell>
          <table:table-cell table:number-columns-repeated="1007"/>
        </table:table-row>
        <table:table-row table:style-name="ro18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componentes externos al microprocesador</text:p>
          </table:table-cell>
          <table:covered-table-cell table:style-name="ce22"/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25]*[.I25]*[.J25]" office:value-type="float" office:value="72">
            <text:p>72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M25]*[.N25]*[.O25]" office:value-type="float" office:value="72">
            <text:p>72</text:p>
          </table:table-cell>
          <table:table-cell table:style-name="ce36" table:formula="of:=([.K25]-[.P25])/[.K25]" office:value-type="percentage" office:value="0">
            <text:p>0,00%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Lectura erronea de los sensores. (Falla en las referencias de tensión)</text:p>
          </table:table-cell>
          <table:covered-table-cell table:style-name="ce2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26]*[.I26]*[.J26]" office:value-type="float" office:value="60">
            <text:p>6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M26]*[.N26]*[.O26]" office:value-type="float" office:value="60">
            <text:p>60</text:p>
          </table:table-cell>
          <table:table-cell table:style-name="ce36" table:formula="of:=([.K26]-[.P26])/[.K26]" office:value-type="percentage" office:value="0">
            <text:p>0,00%</text:p>
          </table:table-cell>
          <table:table-cell table:number-columns-repeated="1007"/>
        </table:table-row>
        <table:table-row table:style-name="ro7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Mal funcionamiento del microprocesador.</text:p>
          </table:table-cell>
          <table:covered-table-cell table:style-name="ce22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31" table:formula="of:=[.H27]*[.I27]*[.J27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31" table:formula="of:=[.M27]*[.N27]*[.O27]" office:value-type="float" office:value="48">
            <text:p>48</text:p>
          </table:table-cell>
          <table:table-cell table:style-name="ce36" table:formula="of:=([.K27]-[.P27])/[.K27]" office:value-type="percentage" office:value="0">
            <text:p>0,00%</text:p>
          </table:table-cell>
          <table:table-cell table:number-columns-repeated="1007"/>
        </table:table-row>
        <table:table-row table:style-name="ro19">
          <table:table-cell table:number-columns-repeated="2"/>
          <table:covered-table-cell table:style-name="ce6"/>
          <table:covered-table-cell table:style-name="ce12"/>
          <table:table-cell table:style-name="ce6" office:value-type="string" table:number-columns-spanned="1" table:number-rows-spanned="5">
            <text:p>Ruptura del capacitor de salida o entrada</text:p>
          </table:table-cell>
          <table:table-cell table:style-name="ce12" office:value-type="string">
            <text:p>Daño al microprocesador</text:p>
          </table:table-cell>
          <table:table-cell table:style-name="ce9" office:value-type="string" table:number-columns-spanned="1" table:number-rows-spanned="5">
            <text:p>Uso de programas matemáticos para los calculos. Simulación electrica de los circuito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8]*[.I28]*[.J28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8]*[.N28]*[.O28]" office:value-type="float" office:value="48">
            <text:p>48</text:p>
          </table:table-cell>
          <table:table-cell table:style-name="ce36" table:formula="of:=([.K28]-[.P28])/[.K28]" office:value-type="percentage" office:value="0">
            <text:p>0,00%</text:p>
          </table:table-cell>
          <table:table-cell table:number-columns-repeated="1007"/>
        </table:table-row>
        <table:table-row table:style-name="ro20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los sensores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29]*[.I29]*[.J29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29]*[.N29]*[.O29]" office:value-type="float" office:value="36">
            <text:p>36</text:p>
          </table:table-cell>
          <table:table-cell table:style-name="ce36" table:formula="of:=([.K29]-[.P29])/[.K29]" office:value-type="percentage" office:value="0">
            <text:p>0,00%</text:p>
          </table:table-cell>
          <table:table-cell table:number-columns-repeated="1007"/>
        </table:table-row>
        <table:table-row table:style-name="ro18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componentes externos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30]*[.I30]*[.J30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30]*[.N30]*[.O30]" office:value-type="float" office:value="36">
            <text:p>36</text:p>
          </table:table-cell>
          <table:table-cell table:style-name="ce36" table:formula="of:=([.K30]-[.P30])/[.K30]" office:value-type="percentage" office:value="0">
            <text:p>0,00%</text:p>
          </table:table-cell>
          <table:table-cell table:number-columns-repeated="1007"/>
        </table:table-row>
        <table:table-row table:style-name="ro21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Lectura erronea de los sensores. (Falla en las referencias de tensión)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1]*[.I31]*[.J31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1]*[.N31]*[.O31]" office:value-type="float" office:value="30">
            <text:p>30</text:p>
          </table:table-cell>
          <table:table-cell table:style-name="ce36" table:formula="of:=([.K31]-[.P31])/[.K31]" office:value-type="percentage" office:value="0">
            <text:p>0,00%</text:p>
          </table:table-cell>
          <table:table-cell table:number-columns-repeated="1007"/>
        </table:table-row>
        <table:table-row table:style-name="ro7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Mal funcionamiento del microprocesador.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31" table:formula="of:=[.H32]*[.I32]*[.J32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style-name="ce31" table:formula="of:=[.M32]*[.N32]*[.O32]" office:value-type="float" office:value="24">
            <text:p>24</text:p>
          </table:table-cell>
          <table:table-cell table:style-name="ce36" table:formula="of:=([.K32]-[.P32])/[.K32]" office:value-type="percentage" office:value="0">
            <text:p>0,00%</text:p>
          </table:table-cell>
          <table:table-cell table:number-columns-repeated="1007"/>
        </table:table-row>
        <table:table-row table:style-name="ro12">
          <table:table-cell table:number-columns-repeated="2"/>
          <table:covered-table-cell table:style-name="ce6"/>
          <table:covered-table-cell table:style-name="ce12"/>
          <table:table-cell table:style-name="ce6" office:value-type="string" table:number-columns-spanned="1" table:number-rows-spanned="5">
            <text:p>Error en la dimensión de los capacitores de salida o entrada</text:p>
          </table:table-cell>
          <table:table-cell table:style-name="ce12" office:value-type="string">
            <text:p>Daño al microprocesador</text:p>
          </table:table-cell>
          <table:table-cell table:style-name="ce9" office:value-type="string" table:number-columns-spanned="1" table:number-rows-spanned="5">
            <text:p>Uso de programas matemáticos para los calculos. Simulación eléctrica de los circuito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H33]*[.I33]*[.J33]" office:value-type="float" office:value="32">
            <text:p>32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2">
            <text:p>2</text:p>
          </table:table-cell>
          <table:table-cell table:style-name="ce31" table:formula="of:=[.M33]*[.N33]*[.O33]" office:value-type="float" office:value="32">
            <text:p>32</text:p>
          </table:table-cell>
          <table:table-cell table:style-name="ce36" table:formula="of:=([.K33]-[.P33])/[.K33]" office:value-type="percentage" office:value="0">
            <text:p>0,00%</text:p>
          </table:table-cell>
          <table:table-cell table:number-columns-repeated="1007"/>
        </table:table-row>
        <table:table-row table:style-name="ro20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los sensores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4]*[.I34]*[.J34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4]*[.N34]*[.O34]" office:value-type="float" office:value="24">
            <text:p>24</text:p>
          </table:table-cell>
          <table:table-cell table:style-name="ce36" table:formula="of:=([.K34]-[.P34])/[.K34]" office:value-type="percentage" office:value="0">
            <text:p>0,00%</text:p>
          </table:table-cell>
          <table:table-cell table:number-columns-repeated="1007"/>
        </table:table-row>
        <table:table-row table:style-name="ro22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Daño a componentes externos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5]*[.I35]*[.J35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5]*[.N35]*[.O35]" office:value-type="float" office:value="24">
            <text:p>24</text:p>
          </table:table-cell>
          <table:table-cell table:style-name="ce36" table:formula="of:=([.K35]-[.P35])/[.K35]" office:value-type="percentage" office:value="0">
            <text:p>0,00%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Lectura erronea de los sensores. (Falla en las referencias de tensión)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31" table:formula="of:=[.H36]*[.I36]*[.J36]" office:value-type="float" office:value="20">
            <text:p>2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31" table:formula="of:=[.M36]*[.N36]*[.O36]" office:value-type="float" office:value="20">
            <text:p>20</text:p>
          </table:table-cell>
          <table:table-cell table:style-name="ce36" table:formula="of:=([.K36]-[.P36])/[.K36]" office:value-type="percentage" office:value="0">
            <text:p>0,00%</text:p>
          </table:table-cell>
          <table:table-cell table:number-columns-repeated="1007"/>
        </table:table-row>
        <table:table-row table:style-name="ro23">
          <table:table-cell table:number-columns-repeated="2"/>
          <table:covered-table-cell table:style-name="ce6"/>
          <table:covered-table-cell table:style-name="ce12"/>
          <table:covered-table-cell table:style-name="ce6"/>
          <table:table-cell table:style-name="ce12" office:value-type="string">
            <text:p>Mal funcionamiento del microprocesador.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31" table:formula="of:=[.H37]*[.I37]*[.J37]" office:value-type="float" office:value="16">
            <text:p>1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31" table:formula="of:=[.M37]*[.N37]*[.O37]" office:value-type="float" office:value="16">
            <text:p>16</text:p>
          </table:table-cell>
          <table:table-cell table:style-name="ce36" table:formula="of:=([.K37]-[.P37])/[.K37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6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6">
          <table:table-cell table:number-columns-repeated="2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18"/>
          <table:table-cell table:style-name="ce28" table:number-columns-repeated="5"/>
          <table:table-cell table:number-columns-repeated="1007"/>
        </table:table-row>
        <table:table-row table:style-name="ro6">
          <table:table-cell table:number-columns-repeated="2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10"/>
          <table:table-cell table:style-name="ce27" table:number-columns-repeated="5"/>
          <table:table-cell table:number-columns-repeated="1007"/>
        </table:table-row>
        <table:table-row table:style-name="ro6" table:number-rows-repeated="15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table:number-columns-spanned="15" table:number-rows-spanned="1">
            <text:p>Módulo microprocesador</text:p>
          </table:table-cell>
          <table:covered-table-cell table:number-columns-repeated="14" table:style-name="ce15"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style-name="ce1" table:number-columns-repeated="1007"/>
        </table:table-row>
        <table:table-row table:style-name="ro24">
          <table:table-cell table:number-columns-repeated="2"/>
          <table:table-cell table:style-name="ce9" office:value-type="string" table:number-columns-spanned="1" table:number-rows-spanned="15">
            <text:p>1. Procesa las señales provenien- tes de los sensores.</text:p>
          </table:table-cell>
          <table:table-cell table:style-name="ce9" office:value-type="string" table:number-columns-spanned="1" table:number-rows-spanned="6">
            <text:p>Entrada en corto circuito</text:p>
          </table:table-cell>
          <table:table-cell table:style-name="ce9" office:value-type="string" table:number-columns-spanned="1" table:number-rows-spanned="3">
            <text:p>Entrada en cortocircuito con la alimentación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tilización de reglas de ruteo (clearence mínimos)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58]*[.I58]*[.J58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58]*[.N58]*[.O58]" office:value-type="float" office:value="60">
            <text:p>60</text:p>
          </table:table-cell>
          <table:table-cell table:style-name="ce36" table:formula="of:=([.K58]-[.P58])/[.K58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59]*[.I59]*[.J59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59]*[.N59]*[.O59]" office:value-type="float" office:value="72">
            <text:p>72</text:p>
          </table:table-cell>
          <table:table-cell table:style-name="ce36" table:formula="of:=([.K59]-[.P59])/[.K5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sens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60]*[.I60]*[.J60]" office:value-type="float" office:value="54">
            <text:p>54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60]*[.N60]*[.O60]" office:value-type="float" office:value="54">
            <text:p>54</text:p>
          </table:table-cell>
          <table:table-cell table:style-name="ce36" table:formula="of:=([.K60]-[.P60])/[.K60]" office:value-type="percentage" office:value="0">
            <text:p>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Entra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61]*[.I61]*[.J61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61]*[.N61]*[.O61]" office:value-type="float" office:value="60">
            <text:p>60</text:p>
          </table:table-cell>
          <table:table-cell table:style-name="ce36" table:formula="of:=([.K61]-[.P61])/[.K6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62]*[.I62]*[.J62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62]*[.N62]*[.O62]" office:value-type="float" office:value="72">
            <text:p>72</text:p>
          </table:table-cell>
          <table:table-cell table:style-name="ce36" table:formula="of:=([.K62]-[.P62])/[.K62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sens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63]*[.I63]*[.J63]" office:value-type="float" office:value="54">
            <text:p>54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63]*[.N63]*[.O63]" office:value-type="float" office:value="54">
            <text:p>54</text:p>
          </table:table-cell>
          <table:table-cell table:style-name="ce36" table:formula="of:=([.K63]-[.P63])/[.K6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2">
          <table:table-cell table:number-columns-repeated="2"/>
          <table:covered-table-cell table:style-name="ce9"/>
          <table:table-cell table:style-name="ce9" office:value-type="string">
            <text:p>Entrada a circuito abierto</text:p>
          </table:table-cell>
          <table:table-cell table:style-name="ce9" office:value-type="string">
            <text:p>Entrada a circuito abierto por error en el ruteo de las pistas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H65]*[.I65]*[.J65]" office:value-type="float" office:value="60">
            <text:p>60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65]*[.N65]*[.O65]" office:value-type="float" office:value="60">
            <text:p>60</text:p>
          </table:table-cell>
          <table:table-cell table:style-name="ce36" table:formula="of:=([.K65]-[.P65])/[.K65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5">
          <table:table-cell table:number-columns-repeated="2"/>
          <table:covered-table-cell table:style-name="ce9"/>
          <table:table-cell table:style-name="ce9" office:value-type="string" table:number-columns-spanned="1" table:number-rows-spanned="6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67]*[.I67]*[.J67]" office:value-type="float" office:value="100">
            <text:p>10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67]*[.N67]*[.O67]" office:value-type="float" office:value="40">
            <text:p>40</text:p>
          </table:table-cell>
          <table:table-cell table:style-name="ce36" table:formula="of:=([.K67]-[.P67])/[.K67]" office:value-type="percentage" office:value="0.6">
            <text:p>6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68]*[.I68]*[.J68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68]*[.N68]*[.O68]" office:value-type="float" office:value="60">
            <text:p>60</text:p>
          </table:table-cell>
          <table:table-cell table:style-name="ce36" table:formula="of:=([.K68]-[.P68])/[.K68]" office:value-type="percentage" office:value="0">
            <text:p>0,00%</text:p>
          </table:table-cell>
          <table:table-cell table:number-columns-repeated="1007"/>
        </table:table-row>
        <table:table-row table:style-name="ro11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69]*[.I69]*[.J69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69]*[.N69]*[.O69]" office:value-type="float" office:value="60">
            <text:p>60</text:p>
          </table:table-cell>
          <table:table-cell table:style-name="ce36" table:formula="of:=([.K69]-[.P69])/[.K69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70]*[.I70]*[.J70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70]*[.N70]*[.O70]" office:value-type="float" office:value="30">
            <text:p>30</text:p>
          </table:table-cell>
          <table:table-cell table:style-name="ce36" table:formula="of:=([.K70]-[.P70])/[.K70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71]*[.I71]*[.J71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71]*[.N71]*[.O71]" office:value-type="float" office:value="30">
            <text:p>30</text:p>
          </table:table-cell>
          <table:table-cell table:style-name="ce36" table:formula="of:=([.K71]-[.P71])/[.K71]" office:value-type="percentage" office:value="0">
            <text:p>0,00%</text:p>
          </table:table-cell>
          <table:table-cell table:number-columns-repeated="1007"/>
        </table:table-row>
        <table:table-row table:style-name="ro27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72]*[.I72]*[.J72]" office:value-type="float" office:value="90">
            <text:p>9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72]*[.N72]*[.O72]" office:value-type="float" office:value="50">
            <text:p>50</text:p>
          </table:table-cell>
          <table:table-cell table:style-name="ce36" table:formula="of:=([.K72]-[.P72])/[.K72]" office:value-type="percentage" office:value="0.444444444444444">
            <text:p>44,44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0" table:number-columns-repeated="5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8">
          <table:table-cell table:number-columns-repeated="2"/>
          <table:table-cell table:style-name="ce9" office:value-type="string" table:number-columns-spanned="1" table:number-rows-spanned="16">
            <text:p>2. Establece la comuni- cación con modem</text:p>
          </table:table-cell>
          <table:table-cell table:style-name="ce9" office:value-type="string" table:number-columns-spanned="1" table:number-rows-spanned="6">
            <text:p>Puerto en corto circuito</text:p>
          </table:table-cell>
          <table:table-cell table:style-name="ce9" office:value-type="string" table:number-columns-spanned="1" table:number-rows-spanned="2">
            <text:p>Puerto en cortocircuito con la alimentación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2">
            <text:p>Utilización de reglas de ruteo (clearence minimo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74]*[.I74]*[.J74]" office:value-type="float" office:value="90">
            <text:p>90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M74]*[.N74]*[.O74]" office:value-type="float" office:value="60">
            <text:p>60</text:p>
          </table:table-cell>
          <table:table-cell table:style-name="ce36" table:formula="of:=([.K74]-[.P74])/[.K74]" office:value-type="percentage" office:value="0.333333333333333">
            <text:p>33,33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">
            <text:p>6</text:p>
          </table:table-cell>
          <table:table-cell table:style-name="ce31" table:formula="of:=[.H75]*[.I75]*[.J75]" office:value-type="float" office:value="96">
            <text:p>96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31" table:formula="of:=[.M75]*[.N75]*[.O75]" office:value-type="float" office:value="64">
            <text:p>64</text:p>
          </table:table-cell>
          <table:table-cell table:style-name="ce36" table:formula="of:=([.K75]-[.P75])/[.K75]" office:value-type="percentage" office:value="0.333333333333333">
            <text:p>33,33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2">
            <text:p>Puerto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2">
            <text:p>Uso de software con chequeo de conexione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76]*[.I76]*[.J76]" office:value-type="float" office:value="60">
            <text:p>6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M76]*[.N76]*[.O76]" office:value-type="float" office:value="60">
            <text:p>60</text:p>
          </table:table-cell>
          <table:table-cell table:style-name="ce36" table:formula="of:=([.K76]-[.P76])/[.K7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H77]*[.I77]*[.J77]" office:value-type="float" office:value="80">
            <text:p>8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M77]*[.N77]*[.O77]" office:value-type="float" office:value="80">
            <text:p>80</text:p>
          </table:table-cell>
          <table:table-cell table:style-name="ce36" table:formula="of:=([.K77]-[.P77])/[.K77]" office:value-type="percentage" office:value="0">
            <text:p>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2">
            <text:p>Footprint inadecuado para el conector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2">
            <text:p>Chequeo con las hojas de datos del fabricante del componente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78]*[.I78]*[.J78]" office:value-type="float" office:value="60">
            <text:p>6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M78]*[.N78]*[.O78]" office:value-type="float" office:value="60">
            <text:p>60</text:p>
          </table:table-cell>
          <table:table-cell table:style-name="ce36" table:formula="of:=([.K78]-[.P78])/[.K78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H79]*[.I79]*[.J79]" office:value-type="float" office:value="80">
            <text:p>8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M79]*[.N79]*[.O79]" office:value-type="float" office:value="80">
            <text:p>80</text:p>
          </table:table-cell>
          <table:table-cell table:style-name="ce36" table:formula="of:=([.K79]-[.P79])/[.K7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30">
          <table:table-cell table:number-columns-repeated="2"/>
          <table:covered-table-cell table:style-name="ce9"/>
          <table:table-cell table:style-name="ce6" office:value-type="string" table:number-columns-spanned="1" table:number-rows-spanned="2">
            <text:p>Puerto a circuito abierto</text:p>
          </table:table-cell>
          <table:table-cell table:style-name="ce12" office:value-type="string">
            <text:p>Puerto a circuito abierto por error en el ruteo de las pistas</text:p>
          </table:table-cell>
          <table:table-cell table:style-name="ce12" office:value-type="string">
            <text:p>No se establece la comunicación</text:p>
          </table:table-cell>
          <table:table-cell table:style-name="ce12" office:value-type="string">
            <text:p>Uso de software con chequeo de conexione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81]*[.I81]*[.J81]" office:value-type="float" office:value="72">
            <text:p>72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81]*[.N81]*[.O81]" office:value-type="float" office:value="72">
            <text:p>72</text:p>
          </table:table-cell>
          <table:table-cell table:style-name="ce36" table:formula="of:=([.K81]-[.P81])/[.K81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style-name="ce9"/>
          <table:covered-table-cell table:style-name="ce6"/>
          <table:table-cell table:style-name="ce12" office:value-type="string">
            <text:p>Footprint inadecuado para el conector</text:p>
          </table:table-cell>
          <table:table-cell table:style-name="ce12" office:value-type="string">
            <text:p>No se establece la comunicación</text:p>
          </table:table-cell>
          <table:table-cell table:style-name="ce12" office:value-type="string">
            <text:p>Chequeo con las hojas de datos del fabricante del componente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82]*[.I82]*[.J82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82]*[.N82]*[.O82]" office:value-type="float" office:value="36">
            <text:p>36</text:p>
          </table:table-cell>
          <table:table-cell table:style-name="ce36" table:formula="of:=([.K82]-[.P82])/[.K82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32">
          <table:table-cell table:number-columns-repeated="2"/>
          <table:covered-table-cell table:style-name="ce9"/>
          <table:table-cell table:style-name="ce9" office:value-type="string" table:number-columns-spanned="1" table:number-rows-spanned="6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Errores en la comunicación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H84]*[.I84]*[.J84]" office:value-type="float" office:value="80">
            <text:p>8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84]*[.N84]*[.O84]" office:value-type="float" office:value="80">
            <text:p>80</text:p>
          </table:table-cell>
          <table:table-cell table:style-name="ce36" table:formula="of:=([.K84]-[.P84])/[.K84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Errores en la comunicación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H85]*[.I85]*[.J85]" office:value-type="float" office:value="80">
            <text:p>8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85]*[.N85]*[.O85]" office:value-type="float" office:value="80">
            <text:p>80</text:p>
          </table:table-cell>
          <table:table-cell table:style-name="ce36" table:formula="of:=([.K85]-[.P85])/[.K85]" office:value-type="percentage" office:value="0">
            <text:p>0,00%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Errores en la comunicación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86]*[.I86]*[.J86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86]*[.N86]*[.O86]" office:value-type="float" office:value="60">
            <text:p>60</text:p>
          </table:table-cell>
          <table:table-cell table:style-name="ce36" table:formula="of:=([.K86]-[.P86])/[.K86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Errores en la comunicación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87]*[.I87]*[.J87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87]*[.N87]*[.O87]" office:value-type="float" office:value="30">
            <text:p>30</text:p>
          </table:table-cell>
          <table:table-cell table:style-name="ce36" table:formula="of:=([.K87]-[.P87])/[.K87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Errores en la comunicación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88]*[.I88]*[.J88]" office:value-type="float" office:value="50">
            <text:p>5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88]*[.N88]*[.O88]" office:value-type="float" office:value="50">
            <text:p>50</text:p>
          </table:table-cell>
          <table:table-cell table:style-name="ce36" table:formula="of:=([.K88]-[.P88])/[.K88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Errores en la comunicación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89]*[.I89]*[.J89]" office:value-type="float" office:value="90">
            <text:p>90</text:p>
          </table:table-cell>
          <table:table-cell table:style-name="ce12" office:value-type="string">
            <text:p>Rediseño de placa, cambio de posición de pista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89]*[.N89]*[.O89]" office:value-type="float" office:value="60">
            <text:p>60</text:p>
          </table:table-cell>
          <table:table-cell table:style-name="ce36" table:formula="of:=([.K89]-[.P89])/[.K89]" office:value-type="percentage" office:value="0.333333333333333">
            <text:p>33,33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0" table:number-columns-repeated="5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14">
          <table:table-cell table:number-columns-repeated="2"/>
          <table:table-cell table:style-name="ce9" office:value-type="string" table:number-columns-spanned="1" table:number-rows-spanned="8">
            <text:p>3. Manejo de salida a actuadores.</text:p>
          </table:table-cell>
          <table:table-cell table:style-name="ce9" office:value-type="string" table:number-columns-spanned="1" table:number-rows-spanned="6">
            <text:p>Puerto en corto circuito</text:p>
          </table:table-cell>
          <table:table-cell table:style-name="ce9" office:value-type="string" table:number-columns-spanned="1" table:number-rows-spanned="3">
            <text:p>Puerto en cortocircuito con la alimentación por soldadura defectuosa (pistas muy proximas en el ruteo de la placa).</text:p>
          </table:table-cell>
          <table:table-cell table:style-name="ce12" office:value-type="string">
            <text:p>Daño a salida del microprocesador</text:p>
          </table:table-cell>
          <table:table-cell table:style-name="ce9" office:value-type="string" table:number-columns-spanned="1" table:number-rows-spanned="3">
            <text:p>Utilización de reglas de ruteo (clearence minimo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91]*[.I91]*[.J91]" office:value-type="float" office:value="120">
            <text:p>120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91]*[.N91]*[.O91]" office:value-type="float" office:value="54">
            <text:p>54</text:p>
          </table:table-cell>
          <table:table-cell table:style-name="ce36" table:formula="of:=([.K91]-[.P91])/[.K91]" office:value-type="percentage" office:value="0.55">
            <text:p>55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">
            <text:p>6</text:p>
          </table:table-cell>
          <table:table-cell table:style-name="ce31" table:formula="of:=[.H92]*[.I92]*[.J92]" office:value-type="float" office:value="144">
            <text:p>144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92]*[.N92]*[.O92]" office:value-type="float" office:value="72">
            <text:p>72</text:p>
          </table:table-cell>
          <table:table-cell table:style-name="ce36" table:formula="of:=([.K92]-[.P92])/[.K92]" office:value-type="percentage" office:value="0.5">
            <text:p>5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number-columns-repeated="3" table:style-name="ce9"/>
          <table:table-cell table:style-name="ce12" office:value-type="string">
            <text:p>Posible daño al actu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5">
            <text:p>5</text:p>
          </table:table-cell>
          <table:table-cell table:style-name="ce31" table:formula="of:=[.H93]*[.I93]*[.J93]" office:value-type="float" office:value="105">
            <text:p>105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  <table:table-cell table:style-name="ce31" table:formula="of:=[.M93]*[.N93]*[.O93]" office:value-type="float" office:value="63">
            <text:p>63</text:p>
          </table:table-cell>
          <table:table-cell table:style-name="ce36" table:formula="of:=([.K93]-[.P93])/[.K93]" office:value-type="percentage" office:value="0.4">
            <text:p>4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Puerto en cortocircuito por error en el ruteo de las pistas</text:p>
          </table:table-cell>
          <table:table-cell table:style-name="ce12" office:value-type="string">
            <text:p>Daño a sali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94]*[.I94]*[.J94]" office:value-type="float" office:value="54">
            <text:p>54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94]*[.N94]*[.O94]" office:value-type="float" office:value="54">
            <text:p>54</text:p>
          </table:table-cell>
          <table:table-cell table:style-name="ce36" table:formula="of:=([.K94]-[.P94])/[.K94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95]*[.I95]*[.J95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95]*[.N95]*[.O95]" office:value-type="float" office:value="48">
            <text:p>48</text:p>
          </table:table-cell>
          <table:table-cell table:style-name="ce36" table:formula="of:=([.K95]-[.P95])/[.K95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actuad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  <table:table-cell table:style-name="ce31" table:formula="of:=[.H96]*[.I96]*[.J96]" office:value-type="float" office:value="42">
            <text:p>42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  <table:table-cell table:style-name="ce31" table:formula="of:=[.M96]*[.N96]*[.O96]" office:value-type="float" office:value="42">
            <text:p>42</text:p>
          </table:table-cell>
          <table:table-cell table:style-name="ce36" table:formula="of:=([.K96]-[.P96])/[.K9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>
            <text:p>Puerto a circuito abierto</text:p>
          </table:table-cell>
          <table:table-cell table:style-name="ce9" office:value-type="string">
            <text:p>Puerto a circuito abierto por error en el ruteo de las pistas</text:p>
          </table:table-cell>
          <table:table-cell table:style-name="ce12" office:value-type="string">
            <text:p>No se establece la comunicación con los actuadores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98]*[.I98]*[.J98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98]*[.N98]*[.O98]" office:value-type="float" office:value="72">
            <text:p>72</text:p>
          </table:table-cell>
          <table:table-cell table:style-name="ce36" table:formula="of:=([.K98]-[.P98])/[.K98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30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table:number-columns-spanned="15" table:number-rows-spanned="1">
            <text:p>Módulo de sensores</text:p>
          </table:table-cell>
          <table:covered-table-cell table:number-columns-repeated="14" table:style-name="ce15"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style-name="ce1" table:number-columns-repeated="1007"/>
        </table:table-row>
        <table:table-row table:style-name="ro14">
          <table:table-cell table:number-columns-repeated="2"/>
          <table:table-cell table:style-name="ce12" office:value-type="string" table:number-columns-spanned="1" table:number-rows-spanned="33">
            <text:p>1.Toma la medición de tempera- tura y humedad</text:p>
          </table:table-cell>
          <table:table-cell table:style-name="ce6" office:value-type="string" table:number-columns-spanned="1" table:number-rows-spanned="6">
            <text:p>Salida en corto circuito</text:p>
          </table:table-cell>
          <table:table-cell table:style-name="ce6" office:value-type="string" table:number-columns-spanned="1" table:number-rows-spanned="2">
            <text:p>Salida en cortocircuito con la alimentación por soldadura defectuosa (pistas muy proximas en el ruteo de la placa)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2">
            <text:p>Utilización de reglas de ruteo (clearence minimo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134]*[.I134]*[.J134]" office:value-type="float" office:value="120">
            <text:p>120</text:p>
          </table:table-cell>
          <table:table-cell table:style-name="ce12" office:value-type="string">
            <text:p>Testeo de continuidad entre pistas luego de la soldadura. Establecer clearence mi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34]*[.N134]*[.O134]" office:value-type="float" office:value="24">
            <text:p>24</text:p>
          </table:table-cell>
          <table:table-cell table:style-name="ce36" table:formula="of:=([.K134]-[.P134])/[.K134]" office:value-type="percentage" office:value="0.8">
            <text:p>8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style-name="ce12"/>
          <table:covered-table-cell table:number-columns-repeated="2" table:style-name="ce6"/>
          <table:table-cell table:style-name="ce12" office:value-type="string">
            <text:p>Posible daño al sensor</text:p>
          </table:table-cell>
          <table:covered-table-cell table:style-name="ce9"/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135]*[.I135]*[.J135]" office:value-type="float" office:value="120">
            <text:p>120</text:p>
          </table:table-cell>
          <table:table-cell table:style-name="ce12" office:value-type="string">
            <text:p>Testeo de continuidad entre pistas luego de la soldadura. Establecer clearence mi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35]*[.N135]*[.O135]" office:value-type="float" office:value="24">
            <text:p>24</text:p>
          </table:table-cell>
          <table:table-cell table:style-name="ce36" table:formula="of:=([.K135]-[.P135])/[.K135]" office:value-type="percentage" office:value="0.8">
            <text:p>8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style-name="ce12"/>
          <table:covered-table-cell table:style-name="ce6"/>
          <table:table-cell table:style-name="ce6" office:value-type="string" table:number-columns-spanned="1" table:number-rows-spanned="2">
            <text:p>Salida en cortocircuito por error en el ruteo de las pistas</text:p>
          </table:table-cell>
          <table:table-cell table:style-name="ce12" office:value-type="string">
            <text:p>Lectura erronea del sensor.</text:p>
          </table:table-cell>
          <table:table-cell table:style-name="ce23" office:value-type="string" table:number-columns-spanned="1" table:number-rows-spanned="2">
            <text:p>Uso de software con chequeo de conexione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36]*[.I136]*[.J136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36]*[.N136]*[.O136]" office:value-type="float" office:value="24">
            <text:p>24</text:p>
          </table:table-cell>
          <table:table-cell table:style-name="ce36" table:formula="of:=([.K136]-[.P136])/[.K136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style-name="ce12"/>
          <table:covered-table-cell table:number-columns-repeated="2" table:style-name="ce6"/>
          <table:table-cell table:style-name="ce12" office:value-type="string">
            <text:p>Posibilidad de dañar al sensor</text:p>
          </table:table-cell>
          <table:covered-table-cell table:style-name="ce23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37]*[.I137]*[.J137]" office:value-type="float" office:value="24">
            <text:p>2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37]*[.N137]*[.O137]" office:value-type="float" office:value="24">
            <text:p>24</text:p>
          </table:table-cell>
          <table:table-cell table:style-name="ce36" table:formula="of:=([.K137]-[.P137])/[.K137]" office:value-type="percentage" office:value="0">
            <text:p>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style-name="ce12"/>
          <table:covered-table-cell table:style-name="ce6"/>
          <table:table-cell table:style-name="ce6" office:value-type="string" table:number-columns-spanned="1" table:number-rows-spanned="2">
            <text:p>Footprint inadecuado para el componente 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 table:number-columns-spanned="1" table:number-rows-spanned="2">
            <text:p>Chequeo con las hojas de datos del fabricante del componente. 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38]*[.I138]*[.J138]" office:value-type="float" office:value="54">
            <text:p>54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38]*[.N138]*[.O138]" office:value-type="float" office:value="54">
            <text:p>54</text:p>
          </table:table-cell>
          <table:table-cell table:style-name="ce36" table:formula="of:=([.K138]-[.P138])/[.K138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style-name="ce12"/>
          <table:covered-table-cell table:number-columns-repeated="2" table:style-name="ce6"/>
          <table:table-cell table:style-name="ce12" office:value-type="string">
            <text:p>Posibilidad de dañar al sens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39]*[.I139]*[.J139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39]*[.N139]*[.O139]" office:value-type="float" office:value="36">
            <text:p>36</text:p>
          </table:table-cell>
          <table:table-cell table:style-name="ce36" table:formula="of:=([.K139]-[.P139])/[.K13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12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18">
          <table:table-cell table:number-columns-repeated="2"/>
          <table:covered-table-cell table:style-name="ce12"/>
          <table:table-cell table:style-name="ce6" office:value-type="string" table:number-columns-spanned="1" table:number-rows-spanned="3">
            <text:p>Salida a circuito abierto</text:p>
          </table:table-cell>
          <table:table-cell table:style-name="ce9" office:value-type="string">
            <text:p>Salida a circuito abierto por error en el ruteo de las pistas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41]*[.I141]*[.J141]" office:value-type="float" office:value="36">
            <text:p>36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41]*[.N141]*[.O141]" office:value-type="float" office:value="36">
            <text:p>36</text:p>
          </table:table-cell>
          <table:table-cell table:style-name="ce36" table:formula="of:=([.K141]-[.P141])/[.K141]" office:value-type="percentage" office:value="0">
            <text:p>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style-name="ce12"/>
          <table:covered-table-cell table:style-name="ce6"/>
          <table:table-cell table:style-name="ce6" office:value-type="string" table:number-columns-spanned="1" table:number-rows-spanned="2">
            <text:p>Footprint inadecuado para el componente 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 table:number-columns-spanned="1" table:number-rows-spanned="2">
            <text:p>Chequeo con las hojas de datos del fabricante del componente. 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42]*[.I142]*[.J142]" office:value-type="float" office:value="54">
            <text:p>54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42]*[.N142]*[.O142]" office:value-type="float" office:value="54">
            <text:p>54</text:p>
          </table:table-cell>
          <table:table-cell table:style-name="ce36" table:formula="of:=([.K142]-[.P142])/[.K142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style-name="ce12"/>
          <table:covered-table-cell table:number-columns-repeated="2" table:style-name="ce6"/>
          <table:table-cell table:style-name="ce12" office:value-type="string">
            <text:p>Posibilidad de dañar al sensor</text:p>
          </table:table-cell>
          <table:covered-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43]*[.I143]*[.J143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43]*[.N143]*[.O143]" office:value-type="float" office:value="36">
            <text:p>36</text:p>
          </table:table-cell>
          <table:table-cell table:style-name="ce36" table:formula="of:=([.K143]-[.P143])/[.K14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12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18">
          <table:table-cell table:number-columns-repeated="2"/>
          <table:covered-table-cell table:style-name="ce12"/>
          <table:table-cell table:style-name="ce6" office:value-type="string" table:number-columns-spanned="1" table:number-rows-spanned="5">
            <text:p>Tiene más varianza de lo esperado</text:p>
          </table:table-cell>
          <table:table-cell table:style-name="ce6" office:value-type="string">
            <text:p>Error en las especificaciones del sensor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Chequeo con las hojas de datos del fabricante del componente. 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45]*[.I145]*[.J145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45]*[.N145]*[.O145]" office:value-type="float" office:value="36">
            <text:p>36</text:p>
          </table:table-cell>
          <table:table-cell table:style-name="ce36" table:formula="of:=([.K145]-[.P145])/[.K145]" office:value-type="percentage" office:value="0">
            <text:p>0,00%</text:p>
          </table:table-cell>
          <table:table-cell table:number-columns-repeated="1007"/>
        </table:table-row>
        <table:table-row table:style-name="ro33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el cálculo de los errores asociados a la medición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programas matemáticos para los cálculos. Simulación eléctrica de los circuitos. Simulación de Montecarlo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46]*[.I146]*[.J146]" office:value-type="float" office:value="72">
            <text:p>72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46]*[.N146]*[.O146]" office:value-type="float" office:value="72">
            <text:p>72</text:p>
          </table:table-cell>
          <table:table-cell table:style-name="ce36" table:formula="of:=([.K146]-[.P146])/[.K146]" office:value-type="percentage" office:value="0">
            <text:p>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Variación de los componentes del circuito de acondicionamiento de la señal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programas matemáticos para los cálculos. Simulacián eléctrica de los circuitos. Chequeo con las hojas de datos del componente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147]*[.I147]*[.J147]" office:value-type="float" office:value="108">
            <text:p>108</text:p>
          </table:table-cell>
          <table:table-cell table:style-name="ce12" office:value-type="string">
            <text:p>Simulación de Montecarlo. Establecer estándar de proveedores (calidad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47]*[.N147]*[.O147]" office:value-type="float" office:value="48">
            <text:p>48</text:p>
          </table:table-cell>
          <table:table-cell table:style-name="ce36" table:formula="of:=([.K147]-[.P147])/[.K147]" office:value-type="percentage" office:value="0.555555555555556">
            <text:p>55,56%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la calibración del sensor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programas matemáticos para los cálculos. Simulación eléctrica de los circuitos.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148]*[.I148]*[.J148]" office:value-type="float" office:value="144">
            <text:p>144</text:p>
          </table:table-cell>
          <table:table-cell table:style-name="ce12" office:value-type="string">
            <text:p>Calibración con patrones de referenci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48]*[.N148]*[.O148]" office:value-type="float" office:value="72">
            <text:p>72</text:p>
          </table:table-cell>
          <table:table-cell table:style-name="ce36" table:formula="of:=([.K148]-[.P148])/[.K148]" office:value-type="percentage" office:value="0.5">
            <text:p>50,00%</text:p>
          </table:table-cell>
          <table:table-cell table:number-columns-repeated="1007"/>
        </table:table-row>
        <table:table-row table:style-name="ro11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la estimación del autocalentamiento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programas matemáticos para los cálculos. Simulación eléctrica de los circuito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49]*[.I149]*[.J149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49]*[.N149]*[.O149]" office:value-type="float" office:value="48">
            <text:p>48</text:p>
          </table:table-cell>
          <table:table-cell table:style-name="ce36" table:formula="of:=([.K149]-[.P149])/[.K14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12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18">
          <table:table-cell table:number-columns-repeated="2"/>
          <table:covered-table-cell table:style-name="ce12"/>
          <table:table-cell table:style-name="ce6" office:value-type="string" table:number-columns-spanned="1" table:number-rows-spanned="3">
            <text:p>Aumenta su varianza con el tiempo más de lo esperado</text:p>
          </table:table-cell>
          <table:table-cell table:style-name="ce6" office:value-type="string">
            <text:p>Error en las especificaciones del sensor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Chequeo con las hojas de datos del fabricante del componente. 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51]*[.I151]*[.J151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51]*[.N151]*[.O151]" office:value-type="float" office:value="36">
            <text:p>36</text:p>
          </table:table-cell>
          <table:table-cell table:style-name="ce36" table:formula="of:=([.K151]-[.P151])/[.K151]" office:value-type="percentage" office:value="0">
            <text:p>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nvejecimiento de los componentes del circuito de acondicionamiento</text:p>
          </table:table-cell>
          <table:table-cell table:style-name="ce12" office:value-type="string">
            <text:p>Lectura erronea del sensor.</text:p>
          </table:table-cell>
          <table:table-cell table:style-name="ce23" office:value-type="string">
            <text:p>Simulación eléctrica de los circuitos. Chequeo con las hojas de datos del componente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152]*[.I152]*[.J152]" office:value-type="float" office:value="108">
            <text:p>108</text:p>
          </table:table-cell>
          <table:table-cell table:style-name="ce12" office:value-type="string">
            <text:p>Simulación de Montecarlo. Establecer estándar de proveedores (calidad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52]*[.N152]*[.O152]" office:value-type="float" office:value="48">
            <text:p>48</text:p>
          </table:table-cell>
          <table:table-cell table:style-name="ce36" table:formula="of:=([.K152]-[.P152])/[.K152]" office:value-type="percentage" office:value="0.555555555555556">
            <text:p>55,56%</text:p>
          </table:table-cell>
          <table:table-cell table:number-columns-repeated="1007"/>
        </table:table-row>
        <table:table-row table:style-name="ro21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la estimación del autocalentamiento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programas matemáticos para los cálculos. Simulación eléctrica de los circuito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53]*[.I153]*[.J153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53]*[.N153]*[.O153]" office:value-type="float" office:value="48">
            <text:p>48</text:p>
          </table:table-cell>
          <table:table-cell table:style-name="ce36" table:formula="of:=([.K153]-[.P153])/[.K15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12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18">
          <table:table-cell table:number-columns-repeated="2"/>
          <table:covered-table-cell table:style-name="ce12"/>
          <table:table-cell table:style-name="ce6" office:value-type="string" table:number-columns-spanned="1" table:number-rows-spanned="3">
            <text:p>Tiene más sesgo de lo esperado</text:p>
          </table:table-cell>
          <table:table-cell table:style-name="ce6" office:value-type="string">
            <text:p>Error en las especificaciones del sensor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Chequeo con las hojas de datos del fabricante del componente. 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55]*[.I155]*[.J155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55]*[.N155]*[.O155]" office:value-type="float" office:value="36">
            <text:p>36</text:p>
          </table:table-cell>
          <table:table-cell table:style-name="ce36" table:formula="of:=([.K155]-[.P155])/[.K155]" office:value-type="percentage" office:value="0">
            <text:p>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nvejecimiento de los componentes del circuito de acondicionamiento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Simulación eléctrica de los circuitos. Chequeo con las hojas de datos del componente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156]*[.I156]*[.J156]" office:value-type="float" office:value="108">
            <text:p>108</text:p>
          </table:table-cell>
          <table:table-cell table:style-name="ce12" office:value-type="string">
            <text:p>Simulación de Montecarlo. Establecer estándar de proveedores (calidad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56]*[.N156]*[.O156]" office:value-type="float" office:value="48">
            <text:p>48</text:p>
          </table:table-cell>
          <table:table-cell table:style-name="ce36" table:formula="of:=([.K156]-[.P156])/[.K156]" office:value-type="percentage" office:value="0.555555555555556">
            <text:p>55,56%</text:p>
          </table:table-cell>
          <table:table-cell table:number-columns-repeated="1007"/>
        </table:table-row>
        <table:table-row table:style-name="ro21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la estimación del autocalentamiento</text:p>
          </table:table-cell>
          <table:table-cell table:style-name="ce12" office:value-type="string">
            <text:p>Lectura erronea del sensor.</text:p>
          </table:table-cell>
          <table:table-cell table:style-name="ce23" office:value-type="string">
            <text:p>Uso de programas matemáticos para los cálculos. Simulación eléctrica de los circuito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57]*[.I157]*[.J157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57]*[.N157]*[.O157]" office:value-type="float" office:value="48">
            <text:p>48</text:p>
          </table:table-cell>
          <table:table-cell table:style-name="ce36" table:formula="of:=([.K157]-[.P157])/[.K157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12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34">
          <table:table-cell table:number-columns-repeated="2"/>
          <table:covered-table-cell table:style-name="ce12"/>
          <table:table-cell table:style-name="ce6" office:value-type="string" table:number-columns-spanned="1" table:number-rows-spanned="3">
            <text:p>Disminuye la exactitud más de lo esperado con el tiempo</text:p>
          </table:table-cell>
          <table:table-cell table:style-name="ce6" office:value-type="string">
            <text:p>Error en las especificaciones del sensor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Chequeo con las hojas de datos del fabricante del componente. 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59]*[.I159]*[.J159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59]*[.N159]*[.O159]" office:value-type="float" office:value="36">
            <text:p>36</text:p>
          </table:table-cell>
          <table:table-cell table:style-name="ce36" table:formula="of:=([.K159]-[.P159])/[.K159]" office:value-type="percentage" office:value="0">
            <text:p>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nvejecimiento de los componentes del circuito de acondicionamiento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Simulación eléctrica de los circuitos. Chequeo con las hojas de datos del componente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160]*[.I160]*[.J160]" office:value-type="float" office:value="108">
            <text:p>108</text:p>
          </table:table-cell>
          <table:table-cell table:style-name="ce12" office:value-type="string">
            <text:p>Simulación de Montecarlo. Establecer estándar de proveedores (calidad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60]*[.N160]*[.O160]" office:value-type="float" office:value="48">
            <text:p>48</text:p>
          </table:table-cell>
          <table:table-cell table:style-name="ce36" table:formula="of:=([.K160]-[.P160])/[.K160]" office:value-type="percentage" office:value="0.555555555555556">
            <text:p>55,56%</text:p>
          </table:table-cell>
          <table:table-cell table:number-columns-repeated="1007"/>
        </table:table-row>
        <table:table-row table:style-name="ro21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la estimación del autocalentamiento</text:p>
          </table:table-cell>
          <table:table-cell table:style-name="ce12" office:value-type="string">
            <text:p>Lectura erronea del sensor.</text:p>
          </table:table-cell>
          <table:table-cell table:style-name="ce9" office:value-type="string">
            <text:p>Uso de programas matemáticos para los cálculos. Simulación eléctrica de los circuito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61]*[.I161]*[.J161]" office:value-type="float" office:value="48">
            <text:p>48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61]*[.N161]*[.O161]" office:value-type="float" office:value="48">
            <text:p>48</text:p>
          </table:table-cell>
          <table:table-cell table:style-name="ce36" table:formula="of:=([.K161]-[.P161])/[.K16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12"/>
          <table:table-cell table:style-name="ce8"/>
          <table:table-cell table:style-name="ce10" table:number-columns-repeated="3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33">
          <table:table-cell table:number-columns-repeated="2"/>
          <table:covered-table-cell table:style-name="ce12"/>
          <table:table-cell table:style-name="ce6" office:value-type="string" table:number-columns-spanned="1" table:number-rows-spanned="4">
            <text:p>Tensión del sensor fuera de rango</text:p>
          </table:table-cell>
          <table:table-cell table:style-name="ce6" office:value-type="string">
            <text:p>Error en el cálculo de los componentes del circuito de acondicionamiento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>
            <text:p>Uso de programas matemáticos para los cálculos. Simulación eléctrica de los circuito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63]*[.I163]*[.J163]" office:value-type="float" office:value="96">
            <text:p>96</text:p>
          </table:table-cell>
          <table:table-cell table:style-name="ce12" office:value-type="string">
            <text:p>Testeo del circuito de acondiciona- miento con señal de prueba en au- sencia del sensor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63]*[.N163]*[.O163]" office:value-type="float" office:value="24">
            <text:p>24</text:p>
          </table:table-cell>
          <table:table-cell table:style-name="ce36" table:formula="of:=([.K163]-[.P163])/[.K163]" office:value-type="percentage" office:value="0.75">
            <text:p>75,00%</text:p>
          </table:table-cell>
          <table:table-cell table:number-columns-repeated="1007"/>
        </table:table-row>
        <table:table-row table:style-name="ro34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rror en las especificaciones del sensor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>
            <text:p>Chequeo con las hojas de datos del fabricante del componente. 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64]*[.I164]*[.J164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64]*[.N164]*[.O164]" office:value-type="float" office:value="36">
            <text:p>36</text:p>
          </table:table-cell>
          <table:table-cell table:style-name="ce36" table:formula="of:=([.K164]-[.P164])/[.K164]" office:value-type="percentage" office:value="0">
            <text:p>0,00%</text:p>
          </table:table-cell>
          <table:table-cell table:number-columns-repeated="1007"/>
        </table:table-row>
        <table:table-row table:style-name="ro29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Envejecimiento de los componentes del circuito de acondicionamiento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>
            <text:p>Simulación eléctrica de los circuitos. Chequeo con las hojas de datos del componente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165]*[.I165]*[.J165]" office:value-type="float" office:value="108">
            <text:p>108</text:p>
          </table:table-cell>
          <table:table-cell table:style-name="ce12" office:value-type="string">
            <text:p>Simulación de Montecarlo. Establecer estándar de proveedores (calidad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65]*[.N165]*[.O165]" office:value-type="float" office:value="48">
            <text:p>48</text:p>
          </table:table-cell>
          <table:table-cell table:style-name="ce36" table:formula="of:=([.K165]-[.P165])/[.K165]" office:value-type="percentage" office:value="0.555555555555556">
            <text:p>55,56%</text:p>
          </table:table-cell>
          <table:table-cell table:number-columns-repeated="1007"/>
        </table:table-row>
        <table:table-row table:style-name="ro21">
          <table:table-cell table:number-columns-repeated="2"/>
          <table:covered-table-cell table:style-name="ce12"/>
          <table:covered-table-cell table:style-name="ce6"/>
          <table:table-cell table:style-name="ce6" office:value-type="string">
            <text:p>Sali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66]*[.I166]*[.J166]" office:value-type="float" office:value="36">
            <text:p>36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66]*[.N166]*[.O166]" office:value-type="float" office:value="36">
            <text:p>36</text:p>
          </table:table-cell>
          <table:table-cell table:style-name="ce36" table:formula="of:=([.K166]-[.P166])/[.K16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15" table:number-rows-spanned="1">
            <text:p>Contactor 1 (a banco de capacitores)</text:p>
          </table:table-cell>
          <table:covered-table-cell table:number-columns-repeated="14" table:style-name="ce15"/>
          <table:table-cell table:number-columns-repeated="1007"/>
        </table:table-row>
        <table:table-row table:style-name="ro26">
          <table:table-cell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number-columns-repeated="1007"/>
        </table:table-row>
        <table:table-row table:style-name="ro31">
          <table:table-cell table:number-columns-repeated="2"/>
          <table:table-cell table:style-name="ce9" office:value-type="string" table:number-columns-spanned="1" table:number-rows-spanned="20">
            <text:p>1. Comunica al micropro- cesador con la celda celular más cercana.</text:p>
          </table:table-cell>
          <table:table-cell table:style-name="ce9" office:value-type="string" table:number-columns-spanned="1" table:number-rows-spanned="6">
            <text:p>Entrada / salida en corto circuito</text:p>
          </table:table-cell>
          <table:table-cell table:style-name="ce9" office:value-type="string" table:number-columns-spanned="1" table:number-rows-spanned="3">
            <text:p>Entrada / salida en cortocircuito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tilización de reglas de ruteo (clearence mínimos)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80]*[.I180]*[.J180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80]*[.N180]*[.O180]" office:value-type="float" office:value="60">
            <text:p>60</text:p>
          </table:table-cell>
          <table:table-cell table:style-name="ce36" table:formula="of:=([.K180]-[.P180])/[.K180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181]*[.I181]*[.J181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181]*[.N181]*[.O181]" office:value-type="float" office:value="72">
            <text:p>72</text:p>
          </table:table-cell>
          <table:table-cell table:style-name="ce36" table:formula="of:=([.K181]-[.P181])/[.K18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182]*[.I182]*[.J182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182]*[.N182]*[.O182]" office:value-type="float" office:value="72">
            <text:p>72</text:p>
          </table:table-cell>
          <table:table-cell table:style-name="ce36" table:formula="of:=([.K182]-[.P182])/[.K182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Entrada / sali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183]*[.I183]*[.J183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183]*[.N183]*[.O183]" office:value-type="float" office:value="60">
            <text:p>60</text:p>
          </table:table-cell>
          <table:table-cell table:style-name="ce36" table:formula="of:=([.K183]-[.P183])/[.K18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184]*[.I184]*[.J184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184]*[.N184]*[.O184]" office:value-type="float" office:value="72">
            <text:p>72</text:p>
          </table:table-cell>
          <table:table-cell table:style-name="ce36" table:formula="of:=([.K184]-[.P184])/[.K184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185]*[.I185]*[.J185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185]*[.N185]*[.O185]" office:value-type="float" office:value="72">
            <text:p>72</text:p>
          </table:table-cell>
          <table:table-cell table:style-name="ce36" table:formula="of:=([.K185]-[.P185])/[.K185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>
            <text:p>Entrada / salida a circuito abierto</text:p>
          </table:table-cell>
          <table:table-cell table:style-name="ce9" office:value-type="string">
            <text:p>Entrada / salida a circuito abierto por error en el ruteo de las pistas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87]*[.I187]*[.J187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87]*[.N187]*[.O187]" office:value-type="float" office:value="72">
            <text:p>72</text:p>
          </table:table-cell>
          <table:table-cell table:style-name="ce36" table:formula="of:=([.K187]-[.P187])/[.K187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7">
          <table:table-cell table:number-columns-repeated="2"/>
          <table:covered-table-cell table:style-name="ce9"/>
          <table:table-cell table:style-name="ce6" office:value-type="string" table:number-columns-spanned="1" table:number-rows-spanned="7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189]*[.I189]*[.J189]" office:value-type="float" office:value="100">
            <text:p>10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189]*[.N189]*[.O189]" office:value-type="float" office:value="40">
            <text:p>40</text:p>
          </table:table-cell>
          <table:table-cell table:style-name="ce36" table:formula="of:=([.K189]-[.P189])/[.K189]" office:value-type="percentage" office:value="0.6">
            <text:p>6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190]*[.I190]*[.J190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190]*[.N190]*[.O190]" office:value-type="float" office:value="60">
            <text:p>60</text:p>
          </table:table-cell>
          <table:table-cell table:style-name="ce36" table:formula="of:=([.K190]-[.P190])/[.K190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191]*[.I191]*[.J191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191]*[.N191]*[.O191]" office:value-type="float" office:value="60">
            <text:p>60</text:p>
          </table:table-cell>
          <table:table-cell table:style-name="ce36" table:formula="of:=([.K191]-[.P191])/[.K191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192]*[.I192]*[.J192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192]*[.N192]*[.O192]" office:value-type="float" office:value="30">
            <text:p>30</text:p>
          </table:table-cell>
          <table:table-cell table:style-name="ce36" table:formula="of:=([.K192]-[.P192])/[.K192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193]*[.I193]*[.J193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193]*[.N193]*[.O193]" office:value-type="float" office:value="30">
            <text:p>30</text:p>
          </table:table-cell>
          <table:table-cell table:style-name="ce36" table:formula="of:=([.K193]-[.P193])/[.K193]" office:value-type="percentage" office:value="0">
            <text:p>0,00%</text:p>
          </table:table-cell>
          <table:table-cell table:number-columns-repeated="1007"/>
        </table:table-row>
        <table:table-row table:style-name="ro27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194]*[.I194]*[.J194]" office:value-type="float" office:value="90">
            <text:p>9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194]*[.N194]*[.O194]" office:value-type="float" office:value="50">
            <text:p>50</text:p>
          </table:table-cell>
          <table:table-cell table:style-name="ce36" table:formula="of:=([.K194]-[.P194])/[.K194]" office:value-type="percentage" office:value="0.444444444444444">
            <text:p>44,44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covered-table-cell table:style-name="ce6"/>
          <table:table-cell table:style-name="ce9" office:value-type="string">
            <text:p>Interferencias electromagnétic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195]*[.I195]*[.J195]" office:value-type="float" office:value="100">
            <text:p>10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195]*[.N195]*[.O195]" office:value-type="float" office:value="75">
            <text:p>75</text:p>
          </table:table-cell>
          <table:table-cell table:style-name="ce36" table:formula="of:=([.K195]-[.P195])/[.K195]" office:value-type="percentage" office:value="0.25">
            <text:p>25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 table:number-columns-spanned="1" table:number-rows-spanned="3">
            <text:p>No hay señal</text:p>
          </table:table-cell>
          <table:table-cell table:style-name="ce9" office:value-type="string">
            <text:p>Falla de la alimentación del modem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circuital, uso de programas de simulación eléctrica de los circuito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97]*[.I197]*[.J197]" office:value-type="float" office:value="96">
            <text:p>96</text:p>
          </table:table-cell>
          <table:table-cell table:style-name="ce12" office:value-type="string">
            <text:p>Armado de prototipo y testeo en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97]*[.N197]*[.O197]" office:value-type="float" office:value="48">
            <text:p>48</text:p>
          </table:table-cell>
          <table:table-cell table:style-name="ce36" table:formula="of:=([.K197]-[.P197])/[.K197]" office:value-type="percentage" office:value="0.5">
            <text:p>5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>
            <text:p>Rotura de antena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198]*[.I198]*[.J198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198]*[.N198]*[.O198]" office:value-type="float" office:value="72">
            <text:p>72</text:p>
          </table:table-cell>
          <table:table-cell table:style-name="ce36" table:formula="of:=([.K198]-[.P198])/[.K198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roblemas de la compañía celular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199]*[.I199]*[.J199]" office:value-type="float" office:value="90">
            <text:p>9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199]*[.N199]*[.O199]" office:value-type="float" office:value="72">
            <text:p>72</text:p>
          </table:table-cell>
          <table:table-cell table:style-name="ce36" table:formula="of:=([.K199]-[.P199])/[.K199]" office:value-type="percentage" office:value="0.2">
            <text:p>2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1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table:number-columns-spanned="15" table:number-rows-spanned="1">
            <text:p>Protección Cortacircuitos – limitador de corriente</text:p>
          </table:table-cell>
          <table:covered-table-cell table:number-columns-repeated="14" table:style-name="ce15"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style-name="ce1" table:number-columns-repeated="1007"/>
        </table:table-row>
        <table:table-row table:style-name="ro14">
          <table:table-cell table:number-columns-repeated="2"/>
          <table:table-cell table:style-name="ce13" office:value-type="string" table:number-columns-spanned="1" table:number-rows-spanned="10">
            <text:p>1. Manejo de salidas a relés</text:p>
          </table:table-cell>
          <table:table-cell table:style-name="ce6" office:value-type="string" table:number-columns-spanned="1" table:number-rows-spanned="6">
            <text:p>Salida en corto circuito</text:p>
          </table:table-cell>
          <table:table-cell table:style-name="ce6" office:value-type="string" table:number-columns-spanned="1" table:number-rows-spanned="2">
            <text:p>Puerto de salida en cortocircuito por soldadura defectuosa (pistas muy proximas en el ruteo de la placa).</text:p>
          </table:table-cell>
          <table:table-cell table:style-name="ce12" office:value-type="string">
            <text:p>Daño a salida del microprocesador</text:p>
          </table:table-cell>
          <table:table-cell table:style-name="ce6" office:value-type="string" table:number-columns-spanned="1" table:number-rows-spanned="2">
            <text:p>Utilización de reglas de ruteo (clearence minimo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216]*[.I216]*[.J216]" office:value-type="float" office:value="90">
            <text:p>90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M216]*[.N216]*[.O216]" office:value-type="float" office:value="60">
            <text:p>60</text:p>
          </table:table-cell>
          <table:table-cell table:style-name="ce36" table:formula="of:=([.K216]-[.P216])/[.K216]" office:value-type="percentage" office:value="0.333333333333333">
            <text:p>33,33%</text:p>
          </table:table-cell>
          <table:table-cell table:style-name="ce39" table:number-columns-repeated="2"/>
          <table:table-cell table:number-columns-repeated="1005"/>
        </table:table-row>
        <table:table-row table:style-name="ro29">
          <table:table-cell table:number-columns-repeated="2"/>
          <table:covered-table-cell table:style-name="ce13"/>
          <table:covered-table-cell table:number-columns-repeated="2" table:style-name="ce6"/>
          <table:table-cell table:style-name="ce12" office:value-type="string">
            <text:p>Daño al microprocesador</text:p>
          </table:table-cell>
          <table:covered-table-cell table:style-name="ce6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6">
            <text:p>6</text:p>
          </table:table-cell>
          <table:table-cell table:style-name="ce31" table:formula="of:=[.H217]*[.I217]*[.J217]" office:value-type="float" office:value="96">
            <text:p>96</text:p>
          </table:table-cell>
          <table:table-cell table:style-name="ce12" office:value-type="string">
            <text:p>Testeo de continuidad entre pistas luego de la soldadura. Establecer clearence mínimo de rute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31" table:formula="of:=[.M217]*[.N217]*[.O217]" office:value-type="float" office:value="64">
            <text:p>64</text:p>
          </table:table-cell>
          <table:table-cell table:style-name="ce36" table:formula="of:=([.K217]-[.P217])/[.K217]" office:value-type="percentage" office:value="0.333333333333333">
            <text:p>33,33%</text:p>
          </table:table-cell>
          <table:table-cell table:style-name="ce39" table:number-columns-repeated="2"/>
          <table:table-cell table:number-columns-repeated="1005"/>
        </table:table-row>
        <table:table-row table:style-name="ro12">
          <table:table-cell table:number-columns-repeated="2"/>
          <table:covered-table-cell table:style-name="ce13"/>
          <table:covered-table-cell table:style-name="ce6"/>
          <table:table-cell table:style-name="ce6" office:value-type="string" table:number-columns-spanned="1" table:number-rows-spanned="2">
            <text:p>Puerto de salida en cortocircuito por error en el ruteo de las pistas</text:p>
          </table:table-cell>
          <table:table-cell table:style-name="ce12" office:value-type="string">
            <text:p>Daño a salida del microprocesador</text:p>
          </table:table-cell>
          <table:table-cell table:style-name="ce6" office:value-type="string" table:number-columns-spanned="1" table:number-rows-spanned="2">
            <text:p>Uso de software con chequeo de conexiones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218]*[.I218]*[.J218]" office:value-type="float" office:value="60">
            <text:p>6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M218]*[.N218]*[.O218]" office:value-type="float" office:value="60">
            <text:p>60</text:p>
          </table:table-cell>
          <table:table-cell table:style-name="ce36" table:formula="of:=([.K218]-[.P218])/[.K218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35">
          <table:table-cell table:number-columns-repeated="2"/>
          <table:covered-table-cell table:style-name="ce13"/>
          <table:covered-table-cell table:number-columns-repeated="2" table:style-name="ce6"/>
          <table:table-cell table:style-name="ce12" office:value-type="string">
            <text:p>Daño al microprocesador</text:p>
          </table:table-cell>
          <table:covered-table-cell table:style-name="ce6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H219]*[.I219]*[.J219]" office:value-type="float" office:value="80">
            <text:p>8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M219]*[.N219]*[.O219]" office:value-type="float" office:value="80">
            <text:p>80</text:p>
          </table:table-cell>
          <table:table-cell table:style-name="ce36" table:formula="of:=([.K219]-[.P219])/[.K219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12">
          <table:table-cell table:number-columns-repeated="2"/>
          <table:covered-table-cell table:style-name="ce13"/>
          <table:covered-table-cell table:style-name="ce6"/>
          <table:table-cell table:style-name="ce6" office:value-type="string" table:number-columns-spanned="1" table:number-rows-spanned="2">
            <text:p>Footprint inadecuado para el conector</text:p>
          </table:table-cell>
          <table:table-cell table:style-name="ce12" office:value-type="string">
            <text:p>Daño a salida del microprocesador</text:p>
          </table:table-cell>
          <table:table-cell table:style-name="ce6" office:value-type="string" table:number-columns-spanned="1" table:number-rows-spanned="2">
            <text:p>Chequeo con las hojas de datos del fabricante del componente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H220]*[.I220]*[.J220]" office:value-type="float" office:value="60">
            <text:p>6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5">
            <text:p>5</text:p>
          </table:table-cell>
          <table:table-cell table:style-name="ce31" table:formula="of:=[.M220]*[.N220]*[.O220]" office:value-type="float" office:value="60">
            <text:p>60</text:p>
          </table:table-cell>
          <table:table-cell table:style-name="ce36" table:formula="of:=([.K220]-[.P220])/[.K220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35">
          <table:table-cell table:number-columns-repeated="2"/>
          <table:covered-table-cell table:style-name="ce13"/>
          <table:covered-table-cell table:number-columns-repeated="2" table:style-name="ce6"/>
          <table:table-cell table:style-name="ce12" office:value-type="string">
            <text:p>Daño al microprocesador</text:p>
          </table:table-cell>
          <table:covered-table-cell table:style-name="ce6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H221]*[.I221]*[.J221]" office:value-type="float" office:value="80">
            <text:p>8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31" table:formula="of:=[.M221]*[.N221]*[.O221]" office:value-type="float" office:value="80">
            <text:p>80</text:p>
          </table:table-cell>
          <table:table-cell table:style-name="ce36" table:formula="of:=([.K221]-[.P221])/[.K221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covered-table-cell table:style-name="ce13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style-name="ce39" table:number-columns-repeated="2"/>
          <table:table-cell table:number-columns-repeated="1005"/>
        </table:table-row>
        <table:table-row table:style-name="ro32">
          <table:table-cell table:number-columns-repeated="2"/>
          <table:covered-table-cell table:style-name="ce13"/>
          <table:table-cell table:style-name="ce6" office:value-type="string" table:number-columns-spanned="1" table:number-rows-spanned="2">
            <text:p>Salida a circuito abierto</text:p>
          </table:table-cell>
          <table:table-cell table:style-name="ce12" office:value-type="string">
            <text:p>Puerto de salida a circuito abierto por error en el ruteo de las pistas</text:p>
          </table:table-cell>
          <table:table-cell table:style-name="ce12" office:value-type="string">
            <text:p>No se establece la comunicación con actuadores</text:p>
          </table:table-cell>
          <table:table-cell table:style-name="ce12" office:value-type="string">
            <text:p>Uso de software con chequeo de conexione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223]*[.I223]*[.J223]" office:value-type="float" office:value="72">
            <text:p>72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223]*[.N223]*[.O223]" office:value-type="float" office:value="72">
            <text:p>72</text:p>
          </table:table-cell>
          <table:table-cell table:style-name="ce36" table:formula="of:=([.K223]-[.P223])/[.K223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26">
          <table:table-cell table:number-columns-repeated="2"/>
          <table:covered-table-cell table:style-name="ce13"/>
          <table:covered-table-cell table:style-name="ce6"/>
          <table:table-cell table:style-name="ce12" office:value-type="string">
            <text:p>Footprint inadecuado para el conector</text:p>
          </table:table-cell>
          <table:table-cell table:style-name="ce12" office:value-type="string">
            <text:p>No se establece la comunicación con actuadores</text:p>
          </table:table-cell>
          <table:table-cell table:style-name="ce12" office:value-type="string">
            <text:p>Chequeo con las hojas de datos del fabricante del componente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224]*[.I224]*[.J224]" office:value-type="float" office:value="36">
            <text:p>3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224]*[.N224]*[.O224]" office:value-type="float" office:value="36">
            <text:p>36</text:p>
          </table:table-cell>
          <table:table-cell table:style-name="ce36" table:formula="of:=([.K224]-[.P224])/[.K224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covered-table-cell table:style-name="ce13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style-name="ce39" table:number-columns-repeated="2"/>
          <table:table-cell table:number-columns-repeated="1005"/>
        </table:table-row>
        <table:table-row table:style-name="ro30">
          <table:table-cell table:number-columns-repeated="2"/>
          <table:table-cell table:style-name="ce14"/>
          <table:table-cell table:style-name="ce6" office:value-type="string" table:number-columns-spanned="1" table:number-rows-spanned="2">
            <text:p>Incomunicación con actuadores</text:p>
          </table:table-cell>
          <table:table-cell table:style-name="ce12" office:value-type="string">
            <text:p>Falla del arreglo Darlington del UNL</text:p>
          </table:table-cell>
          <table:table-cell table:style-name="ce12" office:value-type="string">
            <text:p>No se establece la comunicación con actuadores</text:p>
          </table:table-cell>
          <table:table-cell table:style-name="ce12" office:value-type="string">
            <text:p>Armado del prototipo y testeo en condiciones reales de trabajo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31" table:formula="of:=[.H226]*[.I226]*[.J226]" office:value-type="float" office:value="84">
            <text:p>84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31" table:formula="of:=[.M226]*[.N226]*[.O226]" office:value-type="float" office:value="84">
            <text:p>84</text:p>
          </table:table-cell>
          <table:table-cell table:style-name="ce36" table:formula="of:=([.K226]-[.P226])/[.K226]" office:value-type="percentage" office:value="0">
            <text:p>0,00%</text:p>
          </table:table-cell>
          <table:table-cell table:style-name="ce39" table:number-columns-repeated="2"/>
          <table:table-cell table:number-columns-repeated="1005"/>
        </table:table-row>
        <table:table-row table:style-name="ro27">
          <table:table-cell table:number-columns-repeated="2"/>
          <table:table-cell table:style-name="ce14"/>
          <table:covered-table-cell table:style-name="ce6"/>
          <table:table-cell table:style-name="ce12" office:value-type="string">
            <text:p>Falla mecanismo interno del relé</text:p>
          </table:table-cell>
          <table:table-cell table:style-name="ce12" office:value-type="string">
            <text:p>No se establece la comunicación con actuadores</text:p>
          </table:table-cell>
          <table:table-cell table:style-name="ce12" office:value-type="string">
            <text:p>Armado del prototipo y testeo en condiciones reales de trabajo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6">
            <text:p>6</text:p>
          </table:table-cell>
          <table:table-cell table:style-name="ce31" table:formula="of:=[.H227]*[.I227]*[.J227]" office:value-type="float" office:value="108">
            <text:p>108</text:p>
          </table:table-cell>
          <table:table-cell table:style-name="ce12" office:value-type="string">
            <text:p>Cambio de proveedor / exigir metas mínimas de calidad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27]*[.N227]*[.O227]" office:value-type="float" office:value="72">
            <text:p>72</text:p>
          </table:table-cell>
          <table:table-cell table:style-name="ce36" table:formula="of:=([.K227]-[.P227])/[.K227]" office:value-type="percentage" office:value="0.333333333333333">
            <text:p>33,33%</text:p>
          </table:table-cell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style-name="ce39" table:number-columns-repeated="2"/>
          <table:table-cell table:number-columns-repeated="1005"/>
        </table:table-row>
        <table:table-row table:style-name="ro6" table:number-rows-repeated="10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4" office:value-type="string" table:number-columns-spanned="15" table:number-rows-spanned="1">
            <text:p>Contactor 3 (a banco de resistencias)</text:p>
          </table:table-cell>
          <table:covered-table-cell table:number-columns-repeated="14" table:style-name="ce15"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style-name="ce1" table:number-columns-repeated="1007"/>
        </table:table-row>
        <table:table-row table:style-name="ro24">
          <table:table-cell table:number-columns-repeated="2"/>
          <table:table-cell table:style-name="ce9" office:value-type="string" table:number-columns-spanned="1" table:number-rows-spanned="20">
            <text:p>1. Comunica al micropro- cesador con la celda celular más cercana.</text:p>
          </table:table-cell>
          <table:table-cell table:style-name="ce9" office:value-type="string" table:number-columns-spanned="1" table:number-rows-spanned="6">
            <text:p>Entrada / salida en corto circuito</text:p>
          </table:table-cell>
          <table:table-cell table:style-name="ce9" office:value-type="string" table:number-columns-spanned="1" table:number-rows-spanned="3">
            <text:p>Entrada / salida en cortocircuito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tilización de reglas de ruteo (clearence mínimos)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243]*[.I243]*[.J243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243]*[.N243]*[.O243]" office:value-type="float" office:value="60">
            <text:p>60</text:p>
          </table:table-cell>
          <table:table-cell table:style-name="ce36" table:formula="of:=([.K243]-[.P243])/[.K24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44]*[.I244]*[.J244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44]*[.N244]*[.O244]" office:value-type="float" office:value="72">
            <text:p>72</text:p>
          </table:table-cell>
          <table:table-cell table:style-name="ce36" table:formula="of:=([.K244]-[.P244])/[.K244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45]*[.I245]*[.J245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45]*[.N245]*[.O245]" office:value-type="float" office:value="72">
            <text:p>72</text:p>
          </table:table-cell>
          <table:table-cell table:style-name="ce36" table:formula="of:=([.K245]-[.P245])/[.K245]" office:value-type="percentage" office:value="0">
            <text:p>0,00%</text:p>
          </table:table-cell>
          <table:table-cell table:number-columns-repeated="1007"/>
        </table:table-row>
        <table:table-row table:style-name="ro24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Entrada / sali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246]*[.I246]*[.J246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246]*[.N246]*[.O246]" office:value-type="float" office:value="60">
            <text:p>60</text:p>
          </table:table-cell>
          <table:table-cell table:style-name="ce36" table:formula="of:=([.K246]-[.P246])/[.K24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47]*[.I247]*[.J247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47]*[.N247]*[.O247]" office:value-type="float" office:value="72">
            <text:p>72</text:p>
          </table:table-cell>
          <table:table-cell table:style-name="ce36" table:formula="of:=([.K247]-[.P247])/[.K247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48]*[.I248]*[.J248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48]*[.N248]*[.O248]" office:value-type="float" office:value="72">
            <text:p>72</text:p>
          </table:table-cell>
          <table:table-cell table:style-name="ce36" table:formula="of:=([.K248]-[.P248])/[.K248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3">
          <table:table-cell table:number-columns-repeated="2"/>
          <table:covered-table-cell table:style-name="ce9"/>
          <table:table-cell table:style-name="ce9" office:value-type="string">
            <text:p>Entrada / salida a circuito abierto</text:p>
          </table:table-cell>
          <table:table-cell table:style-name="ce9" office:value-type="string">
            <text:p>Entrada / salida a circuito abierto por error en el ruteo de las pistas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250]*[.I250]*[.J250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50]*[.N250]*[.O250]" office:value-type="float" office:value="72">
            <text:p>72</text:p>
          </table:table-cell>
          <table:table-cell table:style-name="ce36" table:formula="of:=([.K250]-[.P250])/[.K250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5">
          <table:table-cell table:number-columns-repeated="2"/>
          <table:covered-table-cell table:style-name="ce9"/>
          <table:table-cell table:style-name="ce6" office:value-type="string" table:number-columns-spanned="1" table:number-rows-spanned="7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252]*[.I252]*[.J252]" office:value-type="float" office:value="100">
            <text:p>10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252]*[.N252]*[.O252]" office:value-type="float" office:value="40">
            <text:p>40</text:p>
          </table:table-cell>
          <table:table-cell table:style-name="ce36" table:formula="of:=([.K252]-[.P252])/[.K252]" office:value-type="percentage" office:value="0.6">
            <text:p>6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53]*[.I253]*[.J253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53]*[.N253]*[.O253]" office:value-type="float" office:value="60">
            <text:p>60</text:p>
          </table:table-cell>
          <table:table-cell table:style-name="ce36" table:formula="of:=([.K253]-[.P253])/[.K253]" office:value-type="percentage" office:value="0">
            <text:p>0,00%</text:p>
          </table:table-cell>
          <table:table-cell table:number-columns-repeated="1007"/>
        </table:table-row>
        <table:table-row table:style-name="ro11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54]*[.I254]*[.J254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54]*[.N254]*[.O254]" office:value-type="float" office:value="60">
            <text:p>60</text:p>
          </table:table-cell>
          <table:table-cell table:style-name="ce36" table:formula="of:=([.K254]-[.P254])/[.K254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55]*[.I255]*[.J255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55]*[.N255]*[.O255]" office:value-type="float" office:value="30">
            <text:p>30</text:p>
          </table:table-cell>
          <table:table-cell table:style-name="ce36" table:formula="of:=([.K255]-[.P255])/[.K255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56]*[.I256]*[.J256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56]*[.N256]*[.O256]" office:value-type="float" office:value="30">
            <text:p>30</text:p>
          </table:table-cell>
          <table:table-cell table:style-name="ce36" table:formula="of:=([.K256]-[.P256])/[.K256]" office:value-type="percentage" office:value="0">
            <text:p>0,00%</text:p>
          </table:table-cell>
          <table:table-cell table:number-columns-repeated="1007"/>
        </table:table-row>
        <table:table-row table:style-name="ro27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257]*[.I257]*[.J257]" office:value-type="float" office:value="90">
            <text:p>9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257]*[.N257]*[.O257]" office:value-type="float" office:value="50">
            <text:p>50</text:p>
          </table:table-cell>
          <table:table-cell table:style-name="ce36" table:formula="of:=([.K257]-[.P257])/[.K257]" office:value-type="percentage" office:value="0.444444444444444">
            <text:p>44,44%</text:p>
          </table:table-cell>
          <table:table-cell table:number-columns-repeated="1007"/>
        </table:table-row>
        <table:table-row table:style-name="ro36">
          <table:table-cell table:number-columns-repeated="2"/>
          <table:covered-table-cell table:style-name="ce9"/>
          <table:covered-table-cell table:style-name="ce6"/>
          <table:table-cell table:style-name="ce9" office:value-type="string">
            <text:p>Interferencias electromagnétic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258]*[.I258]*[.J258]" office:value-type="float" office:value="100">
            <text:p>10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258]*[.N258]*[.O258]" office:value-type="float" office:value="75">
            <text:p>75</text:p>
          </table:table-cell>
          <table:table-cell table:style-name="ce36" table:formula="of:=([.K258]-[.P258])/[.K258]" office:value-type="percentage" office:value="0.25">
            <text:p>25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32">
          <table:table-cell table:number-columns-repeated="2"/>
          <table:covered-table-cell table:style-name="ce9"/>
          <table:table-cell table:style-name="ce9" office:value-type="string" table:number-columns-spanned="1" table:number-rows-spanned="3">
            <text:p>No hay señal</text:p>
          </table:table-cell>
          <table:table-cell table:style-name="ce9" office:value-type="string">
            <text:p>Falla de la alimentación del modem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circuital, uso de programas de simulación eléctrica de los circuito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260]*[.I260]*[.J260]" office:value-type="float" office:value="96">
            <text:p>96</text:p>
          </table:table-cell>
          <table:table-cell table:style-name="ce12" office:value-type="string">
            <text:p>Armado de prototipo y testeo en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60]*[.N260]*[.O260]" office:value-type="float" office:value="48">
            <text:p>48</text:p>
          </table:table-cell>
          <table:table-cell table:style-name="ce36" table:formula="of:=([.K260]-[.P260])/[.K260]" office:value-type="percentage" office:value="0.5">
            <text:p>5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>
            <text:p>Rotura de antena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261]*[.I261]*[.J261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61]*[.N261]*[.O261]" office:value-type="float" office:value="72">
            <text:p>72</text:p>
          </table:table-cell>
          <table:table-cell table:style-name="ce36" table:formula="of:=([.K261]-[.P261])/[.K261]" office:value-type="percentage" office:value="0">
            <text:p>0,00%</text:p>
          </table:table-cell>
          <table:table-cell table:number-columns-repeated="1007"/>
        </table:table-row>
        <table:table-row table:style-name="ro37">
          <table:table-cell table:number-columns-repeated="2"/>
          <table:covered-table-cell table:number-columns-repeated="2" table:style-name="ce9"/>
          <table:table-cell table:style-name="ce9" office:value-type="string">
            <text:p>Problemas de la compañía celular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262]*[.I262]*[.J262]" office:value-type="float" office:value="90">
            <text:p>9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262]*[.N262]*[.O262]" office:value-type="float" office:value="72">
            <text:p>72</text:p>
          </table:table-cell>
          <table:table-cell table:style-name="ce36" table:formula="of:=([.K262]-[.P262])/[.K262]" office:value-type="percentage" office:value="0.2">
            <text:p>2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style-name="ce39" table:number-columns-repeated="2"/>
          <table:table-cell table:number-columns-repeated="1005"/>
        </table:table-row>
        <table:table-row table:style-name="ro6">
          <table:table-cell table:number-columns-repeated="1024"/>
        </table:table-row>
        <table:table-row table:style-name="ro6" table:number-rows-repeated="7">
          <table:table-cell table:number-columns-repeated="2"/>
          <table:table-cell table:style-name="Default" table:number-columns-repeated="15"/>
          <table:table-cell table:number-columns-repeated="1007"/>
        </table:table-row>
        <table:table-row table:style-name="ro2">
          <table:table-cell table:number-columns-repeated="2"/>
          <table:table-cell table:style-name="ce4" office:value-type="string" table:number-columns-spanned="15" table:number-rows-spanned="1">
            <text:p>Banco de resistencias</text:p>
          </table:table-cell>
          <table:covered-table-cell table:number-columns-repeated="14" table:style-name="ce15"/>
          <table:table-cell table:number-columns-repeated="1007"/>
        </table:table-row>
        <table:table-row table:style-name="ro26">
          <table:table-cell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number-columns-repeated="1007"/>
        </table:table-row>
        <table:table-row table:style-name="ro31">
          <table:table-cell table:number-columns-repeated="2"/>
          <table:table-cell table:style-name="ce9" office:value-type="string" table:number-columns-spanned="1" table:number-rows-spanned="20">
            <text:p>1. Comunica al micropro- cesador con la celda celular más cercana.</text:p>
          </table:table-cell>
          <table:table-cell table:style-name="ce9" office:value-type="string" table:number-columns-spanned="1" table:number-rows-spanned="6">
            <text:p>Entrada / salida en corto circuito</text:p>
          </table:table-cell>
          <table:table-cell table:style-name="ce9" office:value-type="string" table:number-columns-spanned="1" table:number-rows-spanned="3">
            <text:p>Entrada / salida en cortocircuito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tilización de reglas de ruteo (clearence mínimos)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276]*[.I276]*[.J276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276]*[.N276]*[.O276]" office:value-type="float" office:value="60">
            <text:p>60</text:p>
          </table:table-cell>
          <table:table-cell table:style-name="ce36" table:formula="of:=([.K276]-[.P276])/[.K27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77]*[.I277]*[.J277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77]*[.N277]*[.O277]" office:value-type="float" office:value="72">
            <text:p>72</text:p>
          </table:table-cell>
          <table:table-cell table:style-name="ce36" table:formula="of:=([.K277]-[.P277])/[.K277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78]*[.I278]*[.J278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78]*[.N278]*[.O278]" office:value-type="float" office:value="72">
            <text:p>72</text:p>
          </table:table-cell>
          <table:table-cell table:style-name="ce36" table:formula="of:=([.K278]-[.P278])/[.K278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Entrada / sali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279]*[.I279]*[.J279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279]*[.N279]*[.O279]" office:value-type="float" office:value="60">
            <text:p>60</text:p>
          </table:table-cell>
          <table:table-cell table:style-name="ce36" table:formula="of:=([.K279]-[.P279])/[.K27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80]*[.I280]*[.J280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80]*[.N280]*[.O280]" office:value-type="float" office:value="72">
            <text:p>72</text:p>
          </table:table-cell>
          <table:table-cell table:style-name="ce36" table:formula="of:=([.K280]-[.P280])/[.K280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281]*[.I281]*[.J281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281]*[.N281]*[.O281]" office:value-type="float" office:value="72">
            <text:p>72</text:p>
          </table:table-cell>
          <table:table-cell table:style-name="ce36" table:formula="of:=([.K281]-[.P281])/[.K28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>
            <text:p>Entrada / salida a circuito abierto</text:p>
          </table:table-cell>
          <table:table-cell table:style-name="ce9" office:value-type="string">
            <text:p>Entrada / salida a circuito abierto por error en el ruteo de las pistas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283]*[.I283]*[.J283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83]*[.N283]*[.O283]" office:value-type="float" office:value="72">
            <text:p>72</text:p>
          </table:table-cell>
          <table:table-cell table:style-name="ce36" table:formula="of:=([.K283]-[.P283])/[.K28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7">
          <table:table-cell table:number-columns-repeated="2"/>
          <table:covered-table-cell table:style-name="ce9"/>
          <table:table-cell table:style-name="ce6" office:value-type="string" table:number-columns-spanned="1" table:number-rows-spanned="7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285]*[.I285]*[.J285]" office:value-type="float" office:value="100">
            <text:p>10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285]*[.N285]*[.O285]" office:value-type="float" office:value="40">
            <text:p>40</text:p>
          </table:table-cell>
          <table:table-cell table:style-name="ce36" table:formula="of:=([.K285]-[.P285])/[.K285]" office:value-type="percentage" office:value="0.6">
            <text:p>6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86]*[.I286]*[.J286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86]*[.N286]*[.O286]" office:value-type="float" office:value="60">
            <text:p>60</text:p>
          </table:table-cell>
          <table:table-cell table:style-name="ce36" table:formula="of:=([.K286]-[.P286])/[.K286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87]*[.I287]*[.J287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87]*[.N287]*[.O287]" office:value-type="float" office:value="60">
            <text:p>60</text:p>
          </table:table-cell>
          <table:table-cell table:style-name="ce36" table:formula="of:=([.K287]-[.P287])/[.K287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88]*[.I288]*[.J288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88]*[.N288]*[.O288]" office:value-type="float" office:value="30">
            <text:p>30</text:p>
          </table:table-cell>
          <table:table-cell table:style-name="ce36" table:formula="of:=([.K288]-[.P288])/[.K288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289]*[.I289]*[.J289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289]*[.N289]*[.O289]" office:value-type="float" office:value="30">
            <text:p>30</text:p>
          </table:table-cell>
          <table:table-cell table:style-name="ce36" table:formula="of:=([.K289]-[.P289])/[.K289]" office:value-type="percentage" office:value="0">
            <text:p>0,00%</text:p>
          </table:table-cell>
          <table:table-cell table:number-columns-repeated="1007"/>
        </table:table-row>
        <table:table-row table:style-name="ro27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290]*[.I290]*[.J290]" office:value-type="float" office:value="90">
            <text:p>9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290]*[.N290]*[.O290]" office:value-type="float" office:value="50">
            <text:p>50</text:p>
          </table:table-cell>
          <table:table-cell table:style-name="ce36" table:formula="of:=([.K290]-[.P290])/[.K290]" office:value-type="percentage" office:value="0.444444444444444">
            <text:p>44,44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covered-table-cell table:style-name="ce6"/>
          <table:table-cell table:style-name="ce9" office:value-type="string">
            <text:p>Interferencias electromagnétic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291]*[.I291]*[.J291]" office:value-type="float" office:value="100">
            <text:p>10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291]*[.N291]*[.O291]" office:value-type="float" office:value="75">
            <text:p>75</text:p>
          </table:table-cell>
          <table:table-cell table:style-name="ce36" table:formula="of:=([.K291]-[.P291])/[.K291]" office:value-type="percentage" office:value="0.25">
            <text:p>25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 table:number-columns-spanned="1" table:number-rows-spanned="3">
            <text:p>No hay señal</text:p>
          </table:table-cell>
          <table:table-cell table:style-name="ce9" office:value-type="string">
            <text:p>Falla de la alimentación del modem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circuital, uso de programas de simulación eléctrica de los circuito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293]*[.I293]*[.J293]" office:value-type="float" office:value="96">
            <text:p>96</text:p>
          </table:table-cell>
          <table:table-cell table:style-name="ce12" office:value-type="string">
            <text:p>Armado de prototipo y testeo en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93]*[.N293]*[.O293]" office:value-type="float" office:value="48">
            <text:p>48</text:p>
          </table:table-cell>
          <table:table-cell table:style-name="ce36" table:formula="of:=([.K293]-[.P293])/[.K293]" office:value-type="percentage" office:value="0.5">
            <text:p>5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>
            <text:p>Rotura de antena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294]*[.I294]*[.J294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294]*[.N294]*[.O294]" office:value-type="float" office:value="72">
            <text:p>72</text:p>
          </table:table-cell>
          <table:table-cell table:style-name="ce36" table:formula="of:=([.K294]-[.P294])/[.K294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roblemas de la compañía celular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295]*[.I295]*[.J295]" office:value-type="float" office:value="90">
            <text:p>9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295]*[.N295]*[.O295]" office:value-type="float" office:value="72">
            <text:p>72</text:p>
          </table:table-cell>
          <table:table-cell table:style-name="ce36" table:formula="of:=([.K295]-[.P295])/[.K295]" office:value-type="percentage" office:value="0.2">
            <text:p>2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15" table:number-rows-spanned="1">
            <text:p>Contactor 2 (a muestra)</text:p>
          </table:table-cell>
          <table:covered-table-cell table:number-columns-repeated="14" table:style-name="ce15"/>
          <table:table-cell table:number-columns-repeated="1007"/>
        </table:table-row>
        <table:table-row table:style-name="ro26">
          <table:table-cell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9" table:number-columns-spanned="1" table:number-rows-spanned="20"/>
          <table:table-cell table:style-name="ce9" table:number-columns-spanned="1" table:number-rows-spanned="6"/>
          <table:table-cell table:style-name="ce9" table:number-columns-spanned="1" table:number-rows-spanned="3"/>
          <table:table-cell table:style-name="ce12"/>
          <table:table-cell table:style-name="ce9" table:number-columns-spanned="1" table:number-rows-spanned="3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09]*[.I309]*[.J309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09]*[.N309]*[.O309]" office:value-type="float" office:value="60">
            <text:p>60</text:p>
          </table:table-cell>
          <table:table-cell table:style-name="ce36" table:formula="of:=([.K309]-[.P309])/[.K30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/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10]*[.I310]*[.J310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10]*[.N310]*[.O310]" office:value-type="float" office:value="72">
            <text:p>72</text:p>
          </table:table-cell>
          <table:table-cell table:style-name="ce36" table:formula="of:=([.K310]-[.P310])/[.K310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/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11]*[.I311]*[.J311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11]*[.N311]*[.O311]" office:value-type="float" office:value="72">
            <text:p>72</text:p>
          </table:table-cell>
          <table:table-cell table:style-name="ce36" table:formula="of:=([.K311]-[.P311])/[.K31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 table:number-columns-spanned="1" table:number-rows-spanned="3"/>
          <table:table-cell table:style-name="ce12"/>
          <table:table-cell table:style-name="ce9" table:number-columns-spanned="1" table:number-rows-spanned="3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12]*[.I312]*[.J312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12]*[.N312]*[.O312]" office:value-type="float" office:value="60">
            <text:p>60</text:p>
          </table:table-cell>
          <table:table-cell table:style-name="ce36" table:formula="of:=([.K312]-[.P312])/[.K312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/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13]*[.I313]*[.J313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13]*[.N313]*[.O313]" office:value-type="float" office:value="72">
            <text:p>72</text:p>
          </table:table-cell>
          <table:table-cell table:style-name="ce36" table:formula="of:=([.K313]-[.P313])/[.K31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/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14]*[.I314]*[.J314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14]*[.N314]*[.O314]" office:value-type="float" office:value="72">
            <text:p>72</text:p>
          </table:table-cell>
          <table:table-cell table:style-name="ce36" table:formula="of:=([.K314]-[.P314])/[.K314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9" table:number-columns-repeated="2"/>
          <table:table-cell table:style-name="ce12"/>
          <table: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16]*[.I316]*[.J316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16]*[.N316]*[.O316]" office:value-type="float" office:value="72">
            <text:p>72</text:p>
          </table:table-cell>
          <table:table-cell table:style-name="ce36" table:formula="of:=([.K316]-[.P316])/[.K31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6" table:number-columns-spanned="1" table:number-rows-spanned="7"/>
          <table:table-cell table:style-name="ce9"/>
          <table:table-cell table:style-name="ce12"/>
          <table:table-cell table:style-name="ce9"/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318]*[.I318]*[.J318]" office:value-type="float" office:value="100">
            <text:p>10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318]*[.N318]*[.O318]" office:value-type="float" office:value="40">
            <text:p>40</text:p>
          </table:table-cell>
          <table:table-cell table:style-name="ce36" table:formula="of:=([.K318]-[.P318])/[.K318]" office:value-type="percentage" office:value="0.6">
            <text:p>6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19]*[.I319]*[.J319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19]*[.N319]*[.O319]" office:value-type="float" office:value="60">
            <text:p>60</text:p>
          </table:table-cell>
          <table:table-cell table:style-name="ce36" table:formula="of:=([.K319]-[.P319])/[.K31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20]*[.I320]*[.J320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20]*[.N320]*[.O320]" office:value-type="float" office:value="60">
            <text:p>60</text:p>
          </table:table-cell>
          <table:table-cell table:style-name="ce36" table:formula="of:=([.K320]-[.P320])/[.K320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21]*[.I321]*[.J321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21]*[.N321]*[.O321]" office:value-type="float" office:value="30">
            <text:p>30</text:p>
          </table:table-cell>
          <table:table-cell table:style-name="ce36" table:formula="of:=([.K321]-[.P321])/[.K32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22]*[.I322]*[.J322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22]*[.N322]*[.O322]" office:value-type="float" office:value="30">
            <text:p>30</text:p>
          </table:table-cell>
          <table:table-cell table:style-name="ce36" table:formula="of:=([.K322]-[.P322])/[.K322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323]*[.I323]*[.J323]" office:value-type="float" office:value="90">
            <text:p>9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323]*[.N323]*[.O323]" office:value-type="float" office:value="50">
            <text:p>50</text:p>
          </table:table-cell>
          <table:table-cell table:style-name="ce36" table:formula="of:=([.K323]-[.P323])/[.K323]" office:value-type="percentage" office:value="0.444444444444444">
            <text:p>44,44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covered-table-cell table:style-name="ce6"/>
          <table:table-cell table:style-name="ce9"/>
          <table:table-cell table:style-name="ce12"/>
          <table:table-cell table:style-name="ce9"/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324]*[.I324]*[.J324]" office:value-type="float" office:value="100">
            <text:p>100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324]*[.N324]*[.O324]" office:value-type="float" office:value="75">
            <text:p>75</text:p>
          </table:table-cell>
          <table:table-cell table:style-name="ce36" table:formula="of:=([.K324]-[.P324])/[.K324]" office:value-type="percentage" office:value="0.25">
            <text:p>25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9" table:number-columns-spanned="1" table:number-rows-spanned="3"/>
          <table:table-cell table:style-name="ce9"/>
          <table:table-cell table:style-name="ce12"/>
          <table:table-cell table:style-name="ce9"/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26]*[.I326]*[.J326]" office:value-type="float" office:value="96">
            <text:p>96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26]*[.N326]*[.O326]" office:value-type="float" office:value="48">
            <text:p>48</text:p>
          </table:table-cell>
          <table:table-cell table:style-name="ce36" table:formula="of:=([.K326]-[.P326])/[.K326]" office:value-type="percentage" office:value="0.5">
            <text:p>5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27]*[.I327]*[.J327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27]*[.N327]*[.O327]" office:value-type="float" office:value="72">
            <text:p>72</text:p>
          </table:table-cell>
          <table:table-cell table:style-name="ce36" table:formula="of:=([.K327]-[.P327])/[.K327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2" table:style-name="ce9"/>
          <table:table-cell table:style-name="ce9"/>
          <table:table-cell table:style-name="ce12"/>
          <table:table-cell table:style-name="ce9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328]*[.I328]*[.J328]" office:value-type="float" office:value="90">
            <text:p>9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328]*[.N328]*[.O328]" office:value-type="float" office:value="72">
            <text:p>72</text:p>
          </table:table-cell>
          <table:table-cell table:style-name="ce36" table:formula="of:=([.K328]-[.P328])/[.K328]" office:value-type="percentage" office:value="0.2">
            <text:p>2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15" table:number-rows-spanned="1">
            <text:p>Banco de capacitores</text:p>
          </table:table-cell>
          <table:covered-table-cell table:number-columns-repeated="14" table:style-name="ce15"/>
          <table:table-cell table:number-columns-repeated="1007"/>
        </table:table-row>
        <table:table-row table:style-name="ro26">
          <table:table-cell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number-columns-repeated="1007"/>
        </table:table-row>
        <table:table-row table:style-name="ro31">
          <table:table-cell table:number-columns-repeated="2"/>
          <table:table-cell table:style-name="ce9" office:value-type="string" table:number-columns-spanned="1" table:number-rows-spanned="20">
            <text:p>1. Comunica al micropro- cesador con la celda celular más cercana.</text:p>
          </table:table-cell>
          <table:table-cell table:style-name="ce9" office:value-type="string" table:number-columns-spanned="1" table:number-rows-spanned="6">
            <text:p>Entrada / salida en corto circuito</text:p>
          </table:table-cell>
          <table:table-cell table:style-name="ce9" office:value-type="string" table:number-columns-spanned="1" table:number-rows-spanned="3">
            <text:p>Entrada / salida en cortocircuito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tilización de reglas de ruteo (clearence mínimos)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39]*[.I339]*[.J339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39]*[.N339]*[.O339]" office:value-type="float" office:value="60">
            <text:p>60</text:p>
          </table:table-cell>
          <table:table-cell table:style-name="ce36" table:formula="of:=([.K339]-[.P339])/[.K33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40]*[.I340]*[.J340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40]*[.N340]*[.O340]" office:value-type="float" office:value="72">
            <text:p>72</text:p>
          </table:table-cell>
          <table:table-cell table:style-name="ce36" table:formula="of:=([.K340]-[.P340])/[.K340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41]*[.I341]*[.J341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41]*[.N341]*[.O341]" office:value-type="float" office:value="72">
            <text:p>72</text:p>
          </table:table-cell>
          <table:table-cell table:style-name="ce36" table:formula="of:=([.K341]-[.P341])/[.K341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Entrada / sali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42]*[.I342]*[.J342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42]*[.N342]*[.O342]" office:value-type="float" office:value="60">
            <text:p>60</text:p>
          </table:table-cell>
          <table:table-cell table:style-name="ce36" table:formula="of:=([.K342]-[.P342])/[.K342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43]*[.I343]*[.J343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43]*[.N343]*[.O343]" office:value-type="float" office:value="72">
            <text:p>72</text:p>
          </table:table-cell>
          <table:table-cell table:style-name="ce36" table:formula="of:=([.K343]-[.P343])/[.K34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44]*[.I344]*[.J344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44]*[.N344]*[.O344]" office:value-type="float" office:value="72">
            <text:p>72</text:p>
          </table:table-cell>
          <table:table-cell table:style-name="ce36" table:formula="of:=([.K344]-[.P344])/[.K344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>
            <text:p>Entrada / salida a circuito abierto</text:p>
          </table:table-cell>
          <table:table-cell table:style-name="ce9" office:value-type="string">
            <text:p>Entrada / salida a circuito abierto por error en el ruteo de las pistas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46]*[.I346]*[.J346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46]*[.N346]*[.O346]" office:value-type="float" office:value="72">
            <text:p>72</text:p>
          </table:table-cell>
          <table:table-cell table:style-name="ce36" table:formula="of:=([.K346]-[.P346])/[.K346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7">
          <table:table-cell table:number-columns-repeated="2"/>
          <table:covered-table-cell table:style-name="ce9"/>
          <table:table-cell table:style-name="ce6" office:value-type="string" table:number-columns-spanned="1" table:number-rows-spanned="7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348]*[.I348]*[.J348]" office:value-type="float" office:value="100">
            <text:p>10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348]*[.N348]*[.O348]" office:value-type="float" office:value="40">
            <text:p>40</text:p>
          </table:table-cell>
          <table:table-cell table:style-name="ce36" table:formula="of:=([.K348]-[.P348])/[.K348]" office:value-type="percentage" office:value="0.6">
            <text:p>6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49]*[.I349]*[.J349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49]*[.N349]*[.O349]" office:value-type="float" office:value="60">
            <text:p>60</text:p>
          </table:table-cell>
          <table:table-cell table:style-name="ce36" table:formula="of:=([.K349]-[.P349])/[.K349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50]*[.I350]*[.J350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50]*[.N350]*[.O350]" office:value-type="float" office:value="60">
            <text:p>60</text:p>
          </table:table-cell>
          <table:table-cell table:style-name="ce36" table:formula="of:=([.K350]-[.P350])/[.K350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51]*[.I351]*[.J351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51]*[.N351]*[.O351]" office:value-type="float" office:value="30">
            <text:p>30</text:p>
          </table:table-cell>
          <table:table-cell table:style-name="ce36" table:formula="of:=([.K351]-[.P351])/[.K351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52]*[.I352]*[.J352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52]*[.N352]*[.O352]" office:value-type="float" office:value="30">
            <text:p>30</text:p>
          </table:table-cell>
          <table:table-cell table:style-name="ce36" table:formula="of:=([.K352]-[.P352])/[.K352]" office:value-type="percentage" office:value="0">
            <text:p>0,00%</text:p>
          </table:table-cell>
          <table:table-cell table:number-columns-repeated="1007"/>
        </table:table-row>
        <table:table-row table:style-name="ro27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353]*[.I353]*[.J353]" office:value-type="float" office:value="90">
            <text:p>9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353]*[.N353]*[.O353]" office:value-type="float" office:value="50">
            <text:p>50</text:p>
          </table:table-cell>
          <table:table-cell table:style-name="ce36" table:formula="of:=([.K353]-[.P353])/[.K353]" office:value-type="percentage" office:value="0.444444444444444">
            <text:p>44,44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covered-table-cell table:style-name="ce6"/>
          <table:table-cell table:style-name="ce9" office:value-type="string">
            <text:p>Interferencias electromagnétic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354]*[.I354]*[.J354]" office:value-type="float" office:value="100">
            <text:p>10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354]*[.N354]*[.O354]" office:value-type="float" office:value="75">
            <text:p>75</text:p>
          </table:table-cell>
          <table:table-cell table:style-name="ce36" table:formula="of:=([.K354]-[.P354])/[.K354]" office:value-type="percentage" office:value="0.25">
            <text:p>25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 table:number-columns-spanned="1" table:number-rows-spanned="3">
            <text:p>No hay señal</text:p>
          </table:table-cell>
          <table:table-cell table:style-name="ce9" office:value-type="string">
            <text:p>Falla de la alimentación del modem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circuital, uso de programas de simulación eléctrica de los circuito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56]*[.I356]*[.J356]" office:value-type="float" office:value="96">
            <text:p>96</text:p>
          </table:table-cell>
          <table:table-cell table:style-name="ce12" office:value-type="string">
            <text:p>Armado de prototipo y testeo en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56]*[.N356]*[.O356]" office:value-type="float" office:value="48">
            <text:p>48</text:p>
          </table:table-cell>
          <table:table-cell table:style-name="ce36" table:formula="of:=([.K356]-[.P356])/[.K356]" office:value-type="percentage" office:value="0.5">
            <text:p>5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>
            <text:p>Rotura de antena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57]*[.I357]*[.J357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57]*[.N357]*[.O357]" office:value-type="float" office:value="72">
            <text:p>72</text:p>
          </table:table-cell>
          <table:table-cell table:style-name="ce36" table:formula="of:=([.K357]-[.P357])/[.K357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roblemas de la compañía celular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358]*[.I358]*[.J358]" office:value-type="float" office:value="90">
            <text:p>9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358]*[.N358]*[.O358]" office:value-type="float" office:value="72">
            <text:p>72</text:p>
          </table:table-cell>
          <table:table-cell table:style-name="ce36" table:formula="of:=([.K358]-[.P358])/[.K358]" office:value-type="percentage" office:value="0.2">
            <text:p>2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table:number-columns-spanned="15" table:number-rows-spanned="1">
            <text:p>Muestra</text:p>
          </table:table-cell>
          <table:covered-table-cell table:number-columns-repeated="14" table:style-name="ce15"/>
          <table:table-cell table:number-columns-repeated="1007"/>
        </table:table-row>
        <table:table-row table:style-name="ro26">
          <table:table-cell table:number-columns-repeated="2"/>
          <table:table-cell table:style-name="ce5" office:value-type="string">
            <text:p>Función</text:p>
          </table:table-cell>
          <table:table-cell table:style-name="ce5" office:value-type="string">
            <text:p>Modo de Falla</text:p>
          </table:table-cell>
          <table:table-cell table:style-name="ce5" office:value-type="string">
            <text:p>Mecanismo y causa de falla</text:p>
          </table:table-cell>
          <table:table-cell table:style-name="ce5" office:value-type="string">
            <text:p>Efecto de la falla</text:p>
          </table:table-cell>
          <table:table-cell table:style-name="ce5" office:value-type="string">
            <text:p>Detecciones / Prevenciones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5" office:value-type="string">
            <text:p>Acciones correctivas recomendadas (RPN &gt; 90)</text:p>
          </table:table-cell>
          <table:table-cell table:style-name="ce24" office:value-type="string">
            <text:p>Ocurrencia</text:p>
          </table:table-cell>
          <table:table-cell table:style-name="ce24" office:value-type="string">
            <text:p>Severidad</text:p>
          </table:table-cell>
          <table:table-cell table:style-name="ce24" office:value-type="string">
            <text:p>Detectabilidad</text:p>
          </table:table-cell>
          <table:table-cell table:style-name="ce29" office:value-type="string">
            <text:p>RPN</text:p>
          </table:table-cell>
          <table:table-cell table:style-name="ce34" office:value-type="string">
            <text:p>Reducción</text:p>
          </table:table-cell>
          <table:table-cell table:number-columns-repeated="1007"/>
        </table:table-row>
        <table:table-row table:style-name="ro31">
          <table:table-cell table:number-columns-repeated="2"/>
          <table:table-cell table:style-name="ce9" office:value-type="string" table:number-columns-spanned="1" table:number-rows-spanned="20">
            <text:p>1. Comunica al micropro- cesador con la celda celular más cercana.</text:p>
          </table:table-cell>
          <table:table-cell table:style-name="ce9" office:value-type="string" table:number-columns-spanned="1" table:number-rows-spanned="6">
            <text:p>Entrada / salida en corto circuito</text:p>
          </table:table-cell>
          <table:table-cell table:style-name="ce9" office:value-type="string" table:number-columns-spanned="1" table:number-rows-spanned="3">
            <text:p>Entrada / salida en cortocircuito por soldadura defectuosa (pistas muy proximas en el ruteo de la placa).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tilización de reglas de ruteo (clearence mínimos)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68]*[.I368]*[.J368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68]*[.N368]*[.O368]" office:value-type="float" office:value="60">
            <text:p>60</text:p>
          </table:table-cell>
          <table:table-cell table:style-name="ce36" table:formula="of:=([.K368]-[.P368])/[.K368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69]*[.I369]*[.J369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69]*[.N369]*[.O369]" office:value-type="float" office:value="72">
            <text:p>72</text:p>
          </table:table-cell>
          <table:table-cell table:style-name="ce36" table:formula="of:=([.K369]-[.P369])/[.K369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70]*[.I370]*[.J370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70]*[.N370]*[.O370]" office:value-type="float" office:value="72">
            <text:p>72</text:p>
          </table:table-cell>
          <table:table-cell table:style-name="ce36" table:formula="of:=([.K370]-[.P370])/[.K370]" office:value-type="percentage" office:value="0">
            <text:p>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 table:number-columns-spanned="1" table:number-rows-spanned="3">
            <text:p>Entrada / salida en cortocircuito por error en el ruteo de las pistas</text:p>
          </table:table-cell>
          <table:table-cell table:style-name="ce12" office:value-type="string">
            <text:p>Daño a entrada del microprocesador</text:p>
          </table:table-cell>
          <table:table-cell table:style-name="ce9" office:value-type="string" table:number-columns-spanned="1" table:number-rows-spanned="3">
            <text:p>Uso de software con chequeo de conexiones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H371]*[.I371]*[.J371]" office:value-type="float" office:value="60">
            <text:p>60</text:p>
          </table:table-cell>
          <table:table-cell table:style-name="ce12"/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">
            <text:p>2</text:p>
          </table:table-cell>
          <table:table-cell table:style-name="ce31" table:formula="of:=[.M371]*[.N371]*[.O371]" office:value-type="float" office:value="60">
            <text:p>60</text:p>
          </table:table-cell>
          <table:table-cell table:style-name="ce36" table:formula="of:=([.K371]-[.P371])/[.K371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Daño al microprocesador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72]*[.I372]*[.J372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72]*[.N372]*[.O372]" office:value-type="float" office:value="72">
            <text:p>72</text:p>
          </table:table-cell>
          <table:table-cell table:style-name="ce36" table:formula="of:=([.K372]-[.P372])/[.K372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number-columns-repeated="3" table:style-name="ce9"/>
          <table:table-cell table:style-name="ce12" office:value-type="string">
            <text:p>Posible daño al modem</text:p>
          </table:table-cell>
          <table:covered-table-cell table:style-name="ce9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H373]*[.I373]*[.J373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3">
            <text:p>3</text:p>
          </table:table-cell>
          <table:table-cell table:style-name="ce31" table:formula="of:=[.M373]*[.N373]*[.O373]" office:value-type="float" office:value="72">
            <text:p>72</text:p>
          </table:table-cell>
          <table:table-cell table:style-name="ce36" table:formula="of:=([.K373]-[.P373])/[.K373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>
            <text:p>Entrada / salida a circuito abierto</text:p>
          </table:table-cell>
          <table:table-cell table:style-name="ce9" office:value-type="string">
            <text:p>Entrada / salida a circuito abierto por error en el ruteo de las pistas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Uso de software con chequeo de conexiones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75]*[.I375]*[.J375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75]*[.N375]*[.O375]" office:value-type="float" office:value="72">
            <text:p>72</text:p>
          </table:table-cell>
          <table:table-cell table:style-name="ce36" table:formula="of:=([.K375]-[.P375])/[.K375]" office:value-type="percentage" office:value="0">
            <text:p>0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7">
          <table:table-cell table:number-columns-repeated="2"/>
          <table:covered-table-cell table:style-name="ce9"/>
          <table:table-cell table:style-name="ce6" office:value-type="string" table:number-columns-spanned="1" table:number-rows-spanned="7">
            <text:p>Señal ruidosa (corrupción de datos)</text:p>
          </table:table-cell>
          <table:table-cell table:style-name="ce9" office:value-type="string">
            <text:p>Inducción de pistas próxim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377]*[.I377]*[.J377]" office:value-type="float" office:value="100">
            <text:p>10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1" table:formula="of:=[.M377]*[.N377]*[.O377]" office:value-type="float" office:value="40">
            <text:p>40</text:p>
          </table:table-cell>
          <table:table-cell table:style-name="ce36" table:formula="of:=([.K377]-[.P377])/[.K377]" office:value-type="percentage" office:value="0.6">
            <text:p>6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Error en el ruteo del plano de mas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78]*[.I378]*[.J378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78]*[.N378]*[.O378]" office:value-type="float" office:value="60">
            <text:p>60</text:p>
          </table:table-cell>
          <table:table-cell table:style-name="ce36" table:formula="of:=([.K378]-[.P378])/[.K378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Mala distribución de componentes en la placa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79]*[.I379]*[.J379]" office:value-type="float" office:value="60">
            <text:p>60</text:p>
          </table:table-cell>
          <table:table-cell table:style-name="ce12"/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79]*[.N379]*[.O379]" office:value-type="float" office:value="60">
            <text:p>60</text:p>
          </table:table-cell>
          <table:table-cell table:style-name="ce36" table:formula="of:=([.K379]-[.P379])/[.K379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con esquinas abrupt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80]*[.I380]*[.J380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80]*[.N380]*[.O380]" office:value-type="float" office:value="30">
            <text:p>30</text:p>
          </table:table-cell>
          <table:table-cell table:style-name="ce36" table:formula="of:=([.K380]-[.P380])/[.K380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istas actuando de anten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H381]*[.I381]*[.J381]" office:value-type="float" office:value="30">
            <text:p>30</text:p>
          </table:table-cell>
          <table:table-cell table:style-name="ce1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31" table:formula="of:=[.M381]*[.N381]*[.O381]" office:value-type="float" office:value="30">
            <text:p>30</text:p>
          </table:table-cell>
          <table:table-cell table:style-name="ce36" table:formula="of:=([.K381]-[.P381])/[.K381]" office:value-type="percentage" office:value="0">
            <text:p>0,00%</text:p>
          </table:table-cell>
          <table:table-cell table:number-columns-repeated="1007"/>
        </table:table-row>
        <table:table-row table:style-name="ro27">
          <table:table-cell table:number-columns-repeated="2"/>
          <table:covered-table-cell table:number-columns-repeated="2" table:style-name="ce9"/>
          <table:table-cell table:style-name="ce9" office:value-type="string">
            <text:p>Pistas formando lazos de corriente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Uso de software con simulación de EMI (Interferencias ElectroMagnéticas)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31" table:formula="of:=[.H382]*[.I382]*[.J382]" office:value-type="float" office:value="90">
            <text:p>90</text:p>
          </table:table-cell>
          <table:table-cell table:style-name="ce12" office:value-type="string">
            <text:p>Armado de prototipo y testeo de transitorios y condiciones reales de trabajo.</text:p>
          </table:table-cell>
          <table:table-cell table:style-name="ce26" office:value-type="float" office:value="2">
            <text:p>2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382]*[.N382]*[.O382]" office:value-type="float" office:value="50">
            <text:p>50</text:p>
          </table:table-cell>
          <table:table-cell table:style-name="ce36" table:formula="of:=([.K382]-[.P382])/[.K382]" office:value-type="percentage" office:value="0.444444444444444">
            <text:p>44,44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covered-table-cell table:style-name="ce6"/>
          <table:table-cell table:style-name="ce9" office:value-type="string">
            <text:p>Interferencias electromagnéticas</text:p>
          </table:table-cell>
          <table:table-cell table:style-name="ce12" office:value-type="string">
            <text:p>Lectura errónea de los datos.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4">
            <text:p>4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H383]*[.I383]*[.J383]" office:value-type="float" office:value="100">
            <text:p>10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3">
            <text:p>3</text:p>
          </table:table-cell>
          <table:table-cell table:number-columns-repeated="2" table:style-name="ce26" office:value-type="float" office:value="5">
            <text:p>5</text:p>
          </table:table-cell>
          <table:table-cell table:style-name="ce31" table:formula="of:=[.M383]*[.N383]*[.O383]" office:value-type="float" office:value="75">
            <text:p>75</text:p>
          </table:table-cell>
          <table:table-cell table:style-name="ce36" table:formula="of:=([.K383]-[.P383])/[.K383]" office:value-type="percentage" office:value="0.25">
            <text:p>25,00%</text:p>
          </table:table-cell>
          <table:table-cell table:number-columns-repeated="1007"/>
        </table:table-row>
        <table:table-row table:style-name="ro6">
          <table:table-cell table:number-columns-repeated="2"/>
          <table:covered-table-cell table:style-name="ce9"/>
          <table:table-cell table:style-name="ce10" table:number-columns-repeated="4"/>
          <table:table-cell table:style-name="ce27" table:number-columns-repeated="4"/>
          <table:table-cell table:style-name="ce10"/>
          <table:table-cell table:style-name="ce27" table:number-columns-repeated="4"/>
          <table:table-cell table:style-name="ce37"/>
          <table:table-cell table:number-columns-repeated="1007"/>
        </table:table-row>
        <table:table-row table:style-name="ro26">
          <table:table-cell table:number-columns-repeated="2"/>
          <table:covered-table-cell table:style-name="ce9"/>
          <table:table-cell table:style-name="ce9" office:value-type="string" table:number-columns-spanned="1" table:number-rows-spanned="3">
            <text:p>No hay señal</text:p>
          </table:table-cell>
          <table:table-cell table:style-name="ce9" office:value-type="string">
            <text:p>Falla de la alimentación del modem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circuital, uso de programas de simulación eléctrica de los circuitos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85]*[.I385]*[.J385]" office:value-type="float" office:value="96">
            <text:p>96</text:p>
          </table:table-cell>
          <table:table-cell table:style-name="ce12" office:value-type="string">
            <text:p>Armado de prototipo y testeo en condiciones reales de trabajo.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85]*[.N385]*[.O385]" office:value-type="float" office:value="48">
            <text:p>48</text:p>
          </table:table-cell>
          <table:table-cell table:style-name="ce36" table:formula="of:=([.K385]-[.P385])/[.K385]" office:value-type="percentage" office:value="0.5">
            <text:p>50,00%</text:p>
          </table:table-cell>
          <table:table-cell table:number-columns-repeated="1007"/>
        </table:table-row>
        <table:table-row table:style-name="ro31">
          <table:table-cell table:number-columns-repeated="2"/>
          <table:covered-table-cell table:number-columns-repeated="2" table:style-name="ce9"/>
          <table:table-cell table:style-name="ce9" office:value-type="string">
            <text:p>Rotura de antena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H386]*[.I386]*[.J386]" office:value-type="float" office:value="72">
            <text:p>72</text:p>
          </table:table-cell>
          <table:table-cell table:style-name="ce12"/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1" table:formula="of:=[.M386]*[.N386]*[.O386]" office:value-type="float" office:value="72">
            <text:p>72</text:p>
          </table:table-cell>
          <table:table-cell table:style-name="ce36" table:formula="of:=([.K386]-[.P386])/[.K386]" office:value-type="percentage" office:value="0">
            <text:p>0,00%</text:p>
          </table:table-cell>
          <table:table-cell table:number-columns-repeated="1007"/>
        </table:table-row>
        <table:table-row table:style-name="ro26">
          <table:table-cell table:number-columns-repeated="2"/>
          <table:covered-table-cell table:number-columns-repeated="2" table:style-name="ce9"/>
          <table:table-cell table:style-name="ce9" office:value-type="string">
            <text:p>Problemas de la compañía celular</text:p>
          </table:table-cell>
          <table:table-cell table:style-name="ce12" office:value-type="string">
            <text:p>Imposibilidad de comunicación</text:p>
          </table:table-cell>
          <table:table-cell table:style-name="ce9" office:value-type="string">
            <text:p>Análisis de la intensidad y calidad de señal recibida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H387]*[.I387]*[.J387]" office:value-type="float" office:value="90">
            <text:p>90</text:p>
          </table:table-cell>
          <table:table-cell table:style-name="ce12" office:value-type="string">
            <text:p>Reclamo a la comañía celular, cambio de proovedor de servicio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1" table:formula="of:=[.M387]*[.N387]*[.O387]" office:value-type="float" office:value="72">
            <text:p>72</text:p>
          </table:table-cell>
          <table:table-cell table:style-name="ce36" table:formula="of:=([.K387]-[.P387])/[.K387]" office:value-type="percentage" office:value="0.2">
            <text:p>20,00%</text:p>
          </table:table-cell>
          <table:table-cell table:number-columns-repeated="1007"/>
        </table:table-row>
        <table:table-row table:style-name="ro6">
          <table:table-cell table:number-columns-repeated="2"/>
          <table:table-cell table:style-name="ce11" table:number-columns-spanned="1" table:number-rows-spanned="3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7" table:number-columns-repeated="2"/>
          <table:table-cell table:style-name="ce18" table:number-columns-repeated="3"/>
          <table:table-cell table:style-name="ce28" table:number-columns-repeated="4"/>
          <table:table-cell table:style-name="ce33"/>
          <table:table-cell table:style-name="ce28" table:number-columns-repeated="4"/>
          <table:table-cell table:number-columns-repeated="1007"/>
        </table:table-row>
        <table:table-row table:style-name="ro6">
          <table:table-cell table:number-columns-repeated="2"/>
          <table:covered-table-cell table:style-name="ce11"/>
          <table:table-cell table:style-name="ce8" table:number-columns-repeated="2"/>
          <table:table-cell table:style-name="ce10"/>
          <table:table-cell table:style-name="ce20"/>
          <table:table-cell table:style-name="ce10"/>
          <table:table-cell table:style-name="ce27" table:number-columns-repeated="4"/>
          <table:table-cell table:style-name="ce32"/>
          <table:table-cell table:style-name="ce27" table:number-columns-repeated="4"/>
          <table:table-cell table:number-columns-repeated="1007"/>
        </table:table-row>
        <table:table-row table:style-name="ro6" table:number-rows-repeated="1048155">
          <table:table-cell table:number-columns-repeated="1024"/>
        </table:table-row>
        <table:table-row table:style-name="ro38" table:number-rows-repeated="30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43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43">
          <table:table-cell table:number-columns-repeated="1024"/>
        </table:table-row>
      </table:table>
      <table:named-expressions>
        <table:named-expression table:name="SHARED_FORMULA_10_164_10_164_0" table:base-cell-address="$Hoja1.$K$165" table:expression="[.H165]*[.I165]*[.J165]"/>
        <table:named-expression table:name="SHARED_FORMULA_10_246_10_246_0" table:base-cell-address="$Hoja1.$K$247" table:expression="[.H247]*[.I247]*[.J247]"/>
        <table:named-expression table:name="SHARED_FORMULA_10_273_10_273_0" table:base-cell-address="$Hoja1.$K$274" table:expression="[.H274]*[.I274]*[.J274]"/>
        <table:named-expression table:name="SHARED_FORMULA_10_282_10_282_0" table:base-cell-address="$Hoja1.$K$283" table:expression="[.H283]*[.I283]*[.J283]"/>
        <table:named-expression table:name="SHARED_FORMULA_10_4_10_4_0" table:base-cell-address="$Hoja1.$K$5" table:expression="[.H5]*[.I5]*[.J5]"/>
        <table:named-expression table:name="SHARED_FORMULA_10_88_10_88_0" table:base-cell-address="$Hoja1.$K$89" table:expression="[.H89]*[.I89]*[.J89]"/>
        <table:named-expression table:name="SHARED_FORMULA_15_104_15_104_0" table:base-cell-address="$Hoja1.$P$105" table:expression="[.M105]*[.N105]*[.O105]"/>
        <table:named-expression table:name="SHARED_FORMULA_15_114_15_114_0" table:base-cell-address="$Hoja1.$P$115" table:expression="[.M115]*[.N115]*[.O115]"/>
        <table:named-expression table:name="SHARED_FORMULA_15_121_15_121_0" table:base-cell-address="$Hoja1.$P$122" table:expression="[.M122]*[.N122]*[.O122]"/>
        <table:named-expression table:name="SHARED_FORMULA_15_164_15_164_0" table:base-cell-address="$Hoja1.$P$165" table:expression="[.M165]*[.N165]*[.O165]"/>
        <table:named-expression table:name="SHARED_FORMULA_15_246_15_246_0" table:base-cell-address="$Hoja1.$P$247" table:expression="[.M247]*[.N247]*[.O247]"/>
        <table:named-expression table:name="SHARED_FORMULA_15_273_15_273_0" table:base-cell-address="$Hoja1.$P$274" table:expression="[.M274]*[.N274]*[.O274]"/>
        <table:named-expression table:name="SHARED_FORMULA_15_282_15_282_0" table:base-cell-address="$Hoja1.$P$283" table:expression="[.M283]*[.N283]*[.O283]"/>
        <table:named-expression table:name="SHARED_FORMULA_15_4_15_4_0" table:base-cell-address="$Hoja1.$P$5" table:expression="[.M5]*[.N5]*[.O5]"/>
        <table:named-expression table:name="SHARED_FORMULA_15_88_15_88_0" table:base-cell-address="$Hoja1.$P$89" table:expression="[.M89]*[.N89]*[.O89]"/>
        <table:named-expression table:name="SHARED_FORMULA_15_97_15_97_0" table:base-cell-address="$Hoja1.$P$98" table:expression="[.M98]*[.N98]*[.O98]"/>
        <table:named-expression table:name="SHARED_FORMULA_16_104_16_104_0" table:base-cell-address="$Hoja1.$Q$105" table:expression="([.K105]-[.P105])/[.K105]"/>
        <table:named-expression table:name="SHARED_FORMULA_16_114_16_114_0" table:base-cell-address="$Hoja1.$Q$115" table:expression="([.K115]-[.P115])/[.K115]"/>
        <table:named-expression table:name="SHARED_FORMULA_16_121_16_121_0" table:base-cell-address="$Hoja1.$Q$122" table:expression="([.K122]-[.P122])/[.K122]"/>
        <table:named-expression table:name="SHARED_FORMULA_16_12_16_12_0" table:base-cell-address="$Hoja1.$Q$13" table:expression="([.K13]-[.P13])/[.K13]"/>
        <table:named-expression table:name="SHARED_FORMULA_16_164_16_164_0" table:base-cell-address="$Hoja1.$Q$165" table:expression="([.K165]-[.P165])/[.K165]"/>
        <table:named-expression table:name="SHARED_FORMULA_16_246_16_246_0" table:base-cell-address="$Hoja1.$Q$247" table:expression="([.K247]-[.P247])/[.K247]"/>
        <table:named-expression table:name="SHARED_FORMULA_16_24_16_24_0" table:base-cell-address="$Hoja1.$Q$25" table:expression="([.K25]-[.P25])/[.K25]"/>
        <table:named-expression table:name="SHARED_FORMULA_16_273_16_273_0" table:base-cell-address="$Hoja1.$Q$274" table:expression="([.K274]-[.P274])/[.K274]"/>
        <table:named-expression table:name="SHARED_FORMULA_16_282_16_282_0" table:base-cell-address="$Hoja1.$Q$283" table:expression="([.K283]-[.P283])/[.K283]"/>
        <table:named-expression table:name="SHARED_FORMULA_16_2_16_2_0" table:base-cell-address="$Hoja1.$Q$3" table:expression="([.K3]-[.P3])/[.K3]"/>
        <table:named-expression table:name="SHARED_FORMULA_16_40_16_40_0" table:base-cell-address="$Hoja1.$Q$41" table:expression="([.K41]-[.P41])/[.K41]"/>
        <table:named-expression table:name="SHARED_FORMULA_16_56_16_56_0" table:base-cell-address="$Hoja1.$Q$57" table:expression="([.K57]-[.P57])/[.K57]"/>
        <table:named-expression table:name="SHARED_FORMULA_16_88_16_88_0" table:base-cell-address="$Hoja1.$Q$89" table:expression="([.K89]-[.P89])/[.K89]"/>
        <table:named-expression table:name="SHARED_FORMULA_16_97_16_97_0" table:base-cell-address="$Hoja1.$Q$98" table:expression="([.K98]-[.P98])/[.K9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Zen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31pt solid #c0c0c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91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91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3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0cm" style:first-page-number="continue" style:scale-to-X="1" style:writing-mode="lr-tb"/>
      <style:header-style>
        <style:header-footer-properties fo:min-height="0.75cm" fo:margin-left="0.101cm" fo:margin-right="1.9cm" fo:margin-bottom="0cm"/>
      </style:header-style>
      <style:footer-style>
        <style:header-footer-properties fo:min-height="0.75cm" fo:margin-left="0.101cm" fo:margin-right="1.9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ío</meta:initial-creator>
    <meta:creation-date>2009-07-22T00:38:26</meta:creation-date>
    <dc:creator>estanux </dc:creator>
    <dc:date>2013-01-29T19:45:02</dc:date>
    <meta:print-date>2009-08-17T19:14:18</meta:print-date>
    <meta:editing-duration>P2171DT10H39M6S</meta:editing-duration>
    <meta:generator>LibreOffice/3.5$Linux_x86 LibreOffice_project/350m1$Build-2</meta:generator>
    <meta:editing-cycles>4</meta:editing-cycles>
    <meta:document-statistic meta:table-count="3" meta:cell-count="2560" meta:object-count="0"/>
  </office:meta>
</office:document-meta>
</file>